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88mm"/>
    </style:style>
    <style:style style:name="co13" style:family="table-column">
      <style:table-column-properties fo:break-before="auto" style:column-width="17.15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16.97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5.59mm"/>
    </style:style>
    <style:style style:name="co19" style:family="table-column">
      <style:table-column-properties fo:break-before="auto" style:column-width="162.12mm"/>
    </style:style>
    <style:style style:name="co20" style:family="table-column">
      <style:table-column-properties fo:break-before="auto" style:column-width="34.66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47.41mm"/>
    </style:style>
    <style:style style:name="co23" style:family="table-column">
      <style:table-column-properties fo:break-before="auto" style:column-width="143.05mm"/>
    </style:style>
    <style:style style:name="co24" style:family="table-column">
      <style:table-column-properties fo:break-before="auto" style:column-width="147.69mm"/>
    </style:style>
    <style:style style:name="co25" style:family="table-column">
      <style:table-column-properties fo:break-before="auto" style:column-width="149.05mm"/>
    </style:style>
    <style:style style:name="co26" style:family="table-column">
      <style:table-column-properties fo:break-before="auto" style:column-width="11.78mm"/>
    </style:style>
    <style:style style:name="co27" style:family="table-column">
      <style:table-column-properties fo:break-before="auto" style:column-width="15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order-bottom="none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106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0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23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5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6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1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41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1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7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2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54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56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57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58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9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1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162" style:family="table-cell" style:parent-style-name="Default" style:data-style-name="N111">
      <style:table-cell-properties fo:background-color="transparent" fo:border="none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64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65" style:family="table-cell" style:parent-style-name="Default" style:data-style-name="N111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1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1" table:default-cell-style-name="ce70"/>
        <table:table-column table:style-name="co1" table:default-cell-style-name="ce12"/>
        <table:table-column table:style-name="co6" table:default-cell-style-name="ce12"/>
        <table:table-column table:style-name="co1" table:default-cell-style-name="ce12"/>
        <table:table-column table:style-name="co1" table:default-cell-style-name="ce11"/>
        <table:table-column table:style-name="co1" table:default-cell-style-name="ce12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Benchmark</text:p>
          </table:table-cell>
          <table:table-cell table:style-name="ce8" office:value-type="string" calcext:value-type="string" table:number-columns-spanned="1" table:number-rows-spanned="2">
            <text:p>Best ML Model</text:p>
          </table:table-cell>
          <table:table-cell table:style-name="ce8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8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Speedup (x times)</text:p>
          </table:table-cell>
          <table:covered-table-cell table:style-name="ce8"/>
          <table:covered-table-cell table:style-name="ce9"/>
          <table:table-cell table:number-columns-repeated="1011"/>
        </table:table-row>
        <table:table-row table:style-name="ro2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style-name="ce12"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style-name="ce12"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style-name="ce12"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style-name="ce12"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style-name="ce12"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style-name="ce12"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71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33" office:value-type="string" calcext:value-type="string">
            <text:p>Model</text:p>
          </table:table-cell>
          <table:table-cell table:style-name="ce33" office:value-type="string" calcext:value-type="string">
            <text:p>BT</text:p>
          </table:table-cell>
          <table:table-cell table:style-name="ce33" office:value-type="string" calcext:value-type="string">
            <text:p>CG</text:p>
          </table:table-cell>
          <table:table-cell table:style-name="ce33" office:value-type="string" calcext:value-type="string">
            <text:p>DC</text:p>
          </table:table-cell>
          <table:table-cell table:style-name="ce33" office:value-type="string" calcext:value-type="string">
            <text:p>EP</text:p>
          </table:table-cell>
          <table:table-cell table:style-name="ce33" office:value-type="string" calcext:value-type="string">
            <text:p>FT</text:p>
          </table:table-cell>
          <table:table-cell table:style-name="ce33" office:value-type="string" calcext:value-type="string">
            <text:p>IS</text:p>
          </table:table-cell>
          <table:table-cell table:style-name="ce33" office:value-type="string" calcext:value-type="string">
            <text:p>LU</text:p>
          </table:table-cell>
          <table:table-cell table:style-name="ce33" office:value-type="string" calcext:value-type="string">
            <text:p>MG</text:p>
          </table:table-cell>
          <table:table-cell table:style-name="ce33" office:value-type="string" calcext:value-type="string">
            <text:p>SP</text:p>
          </table:table-cell>
          <table:table-cell table:style-name="ce90" office:value-type="string" calcext:value-type="string">
            <text:p>UA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AdaBoost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8" table:style-name="ce101" office:value-type="string" calcext:value-type="string">
            <text:p>No Change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DT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number-columns-repeated="3"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3" office:value-type="string" calcext:value-type="string">
            <text:p>Worsened</text:p>
          </table:table-cell>
          <table:table-cell table:style-name="ce91"/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MLP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number-columns-repeated="3"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number-columns-repeated="2" table:style-name="ce103" office:value-type="string" calcext:value-type="string">
            <text:p>Worsened</text:p>
          </table:table-cell>
          <table:table-cell table:number-columns-repeated="1012"/>
        </table:table-row>
        <table:table-row table:style-name="ro1">
          <table:table-cell/>
          <table:table-cell table:style-name="ce70" office:value-type="string" calcext:value-type="string">
            <text:p>RFC</text:p>
          </table:table-cell>
          <table:table-cell table:number-columns-repeated="2" table:style-name="ce102" office:value-type="string" calcext:value-type="string">
            <text:p>Improved</text:p>
          </table:table-cell>
          <table:table-cell table:number-columns-repeated="2"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1" office:value-type="string" calcext:value-type="string">
            <text:p>No Change</text:p>
          </table:table-cell>
          <table:table-cell table:style-name="ce102" office:value-type="string" calcext:value-type="string">
            <text:p>Improved</text:p>
          </table:table-cell>
          <table:table-cell table:style-name="ce103" office:value-type="string" calcext:value-type="string">
            <text:p>Worsened</text:p>
          </table:table-cell>
          <table:table-cell table:number-columns-repeated="1012"/>
        </table:table-row>
        <table:table-row table:style-name="ro1">
          <table:table-cell/>
          <table:table-cell table:style-name="ce71" office:value-type="string" calcext:value-type="string">
            <text:p>SVC</text:p>
          </table:table-cell>
          <table:table-cell table:style-name="ce103" office:value-type="string" calcext:value-type="string">
            <text:p>Worsened</text:p>
          </table:table-cell>
          <table:table-cell table:style-name="ce106" office:value-type="string" calcext:value-type="string">
            <text:p>Improved</text:p>
          </table:table-cell>
          <table:table-cell table:number-columns-repeated="2" table:style-name="ce108" office:value-type="string" calcext:value-type="string">
            <text:p>No Change</text:p>
          </table:table-cell>
          <table:table-cell table:number-columns-repeated="2" table:style-name="ce106" office:value-type="string" calcext:value-type="string">
            <text:p>Improved</text:p>
          </table:table-cell>
          <table:table-cell table:style-name="ce71" office:value-type="string" calcext:value-type="string">
            <text:p>Improved/Ruined</text:p>
          </table:table-cell>
          <table:table-cell table:style-name="ce108" office:value-type="string" calcext:value-type="string">
            <text:p>No Change</text:p>
          </table:table-cell>
          <table:table-cell table:style-name="ce106" office:value-type="string" calcext:value-type="string">
            <text:p>Improved</text:p>
          </table:table-cell>
          <table:table-cell table:style-name="ce115" office:value-type="string" calcext:value-type="string">
            <text:p>No Change</text:p>
          </table:table-cell>
          <table:table-cell table:number-columns-repeated="1012"/>
        </table:table-row>
      </table:table>
      <table:table table:name="first-K-plot-mlp" table:style-name="ta1">
        <table:table-column table:style-name="co1" table:default-cell-style-name="Default"/>
        <table:table-column table:style-name="co7" table:default-cell-style-name="ce32"/>
        <table:table-column table:style-name="co8" table:number-columns-repeated="2" table:default-cell-style-name="ce48"/>
        <table:table-column table:style-name="co9" table:default-cell-style-name="ce32"/>
        <table:table-column table:style-name="co10" table:default-cell-style-name="ce35"/>
        <table:table-column table:style-name="co11" table:default-cell-style-name="ce35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6" office:value-type="string" calcext:value-type="string" table:number-columns-spanned="1" table:number-rows-spanned="2">
            <text:p>Benchmark</text:p>
          </table:table-cell>
          <table:table-cell table:style-name="ce76" office:value-type="string" calcext:value-type="string" table:number-columns-spanned="3" table:number-rows-spanned="1">
            <text:p>Runtime</text:p>
          </table:table-cell>
          <table:covered-table-cell table:number-columns-repeated="2" table:style-name="ce76"/>
          <table:table-cell table:style-name="ce76" office:value-type="string" calcext:value-type="string" table:number-columns-spanned="1" table:number-rows-spanned="2">
            <text:p>Scheme</text:p>
          </table:table-cell>
          <table:table-cell table:style-name="ce76" office:value-type="string" calcext:value-type="string" table:number-columns-spanned="9" table:number-rows-spanned="1">
            <text:p>K</text:p>
          </table:table-cell>
          <table:covered-table-cell table:number-columns-repeated="8" table:style-name="ce56"/>
          <table:table-cell table:number-columns-repeated="6"/>
        </table:table-row>
        <table:table-row table:style-name="ro3">
          <table:table-cell/>
          <table:covered-table-cell table:style-name="ce76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76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BT</text:p>
          </table:table-cell>
          <table:table-cell table:style-name="ce96" office:value-type="float" office:value="184.471333333333" calcext:value-type="float" table:number-columns-spanned="1" table:number-rows-spanned="5">
            <text:p>184.471</text:p>
          </table:table-cell>
          <table:table-cell table:style-name="ce96" office:value-type="float" office:value="57.362" calcext:value-type="float" table:number-columns-spanned="1" table:number-rows-spanned="5">
            <text:p>57.362</text:p>
          </table:table-cell>
          <table:table-cell table:style-name="ce96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CG</text:p>
          </table:table-cell>
          <table:table-cell table:style-name="ce96" office:value-type="float" office:value="73.4183333333333" calcext:value-type="float" table:number-columns-spanned="1" table:number-rows-spanned="5">
            <text:p>73.418</text:p>
          </table:table-cell>
          <table:table-cell table:style-name="ce96" office:value-type="float" office:value="19.7696666666667" calcext:value-type="float" table:number-columns-spanned="1" table:number-rows-spanned="5">
            <text:p>19.770</text:p>
          </table:table-cell>
          <table:table-cell table:style-name="ce96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/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DC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4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EP</text:p>
          </table:table-cell>
          <table:table-cell table:style-name="ce96" office:value-type="float" office:value="62.347" calcext:value-type="float" table:number-columns-spanned="1" table:number-rows-spanned="5">
            <text:p>62.347</text:p>
          </table:table-cell>
          <table:table-cell table:style-name="ce96" office:value-type="float" office:value="22.239" calcext:value-type="float" table:number-columns-spanned="1" table:number-rows-spanned="5">
            <text:p>22.239</text:p>
          </table:table-cell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FT</text:p>
          </table:table-cell>
          <table:table-cell table:style-name="ce43" office:value-type="float" office:value="36.8096666666667" calcext:value-type="float" table:number-columns-spanned="1" table:number-rows-spanned="6">
            <text:p>36.810</text:p>
          </table:table-cell>
          <table:table-cell table:style-name="ce43" office:value-type="float" office:value="12.1333333333333" calcext:value-type="float" table:number-columns-spanned="1" table:number-rows-spanned="6">
            <text:p>12.133</text:p>
          </table:table-cell>
          <table:table-cell table:style-name="ce43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IS</text:p>
          </table:table-cell>
          <table:table-cell table:style-name="ce96" office:value-type="float" office:value="4.938" calcext:value-type="float" table:number-columns-spanned="1" table:number-rows-spanned="5">
            <text:p>4.938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2"/>
          <table:table-cell table:number-columns-repeated="3"/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LU</text:p>
          </table:table-cell>
          <table:table-cell table:style-name="ce96" office:value-type="float" office:value="117.488333333333" calcext:value-type="float" table:number-columns-spanned="1" table:number-rows-spanned="5">
            <text:p>117.488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3" office:value-type="float" office:value="3.05233333333333" calcext:value-type="float" table:number-columns-spanned="1" table:number-rows-spanned="6">
            <text:p>3.052</text:p>
          </table:table-cell>
          <table:table-cell table:style-name="ce43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penMP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SP</text:p>
          </table:table-cell>
          <table:table-cell table:style-name="ce43" office:value-type="float" office:value="88.0363333333333" calcext:value-type="float" table:number-columns-spanned="1" table:number-rows-spanned="6">
            <text:p>88.036</text:p>
          </table:table-cell>
          <table:table-cell table:style-name="ce43" office:value-type="float" office:value="65.1893333333333" calcext:value-type="float" table:number-columns-spanned="1" table:number-rows-spanned="6">
            <text:p>65.189</text:p>
          </table:table-cell>
          <table:table-cell table:style-name="ce43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4"/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penMP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UA</text:p>
          </table:table-cell>
          <table:table-cell table:style-name="ce96" office:value-type="float" office:value="71.822" calcext:value-type="float" table:number-columns-spanned="1" table:number-rows-spanned="5">
            <text:p>71.822</text:p>
          </table:table-cell>
          <table:table-cell table:style-name="ce96" office:value-type="string" calcext:value-type="string" table:number-columns-spanned="1" table:number-rows-spanned="5">
            <text:p>74.225</text:p>
          </table:table-cell>
          <table:table-cell table:style-name="ce96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197.945" calcext:value-type="float">
            <text:p>197.945</text:p>
          </table:table-cell>
          <table:table-cell table:style-name="ce11" office:value-type="float" office:value="197.787" calcext:value-type="float">
            <text:p>197.787</text:p>
          </table:table-cell>
          <table:table-cell table:style-name="ce11" office:value-type="float" office:value="193.046" calcext:value-type="float">
            <text:p>193.046</text:p>
          </table:table-cell>
          <table:table-cell table:style-name="ce11" office:value-type="float" office:value="180.188" calcext:value-type="float">
            <text:p>180.188</text:p>
          </table:table-cell>
          <table:table-cell table:style-name="ce11" office:value-type="float" office:value="179.909" calcext:value-type="float">
            <text:p>179.909</text:p>
          </table:table-cell>
          <table:table-cell table:style-name="ce11" office:value-type="float" office:value="184.121" calcext:value-type="float">
            <text:p>184.121</text:p>
          </table:table-cell>
          <table:table-cell table:style-name="ce11" office:value-type="float" office:value="82.81" calcext:value-type="float">
            <text:p>82.810</text:p>
          </table:table-cell>
          <table:table-cell table:number-columns-repeated="6"/>
        </table:table-row>
        <table:table-row table:style-name="ro4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number-columns-repeated="8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2" table:number-columns-repeated="6"/>
          <table:table-cell table:style-name="ce40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/>
          <table:table-cell table:style-name="ce36" table:number-columns-repeated="2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9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2" table:number-columns-repeated="2"/>
          <table:table-cell table:number-columns-repeated="3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table:number-columns-repeated="4"/>
          <table:table-cell table:style-name="ce34" table:number-columns-repeated="2"/>
          <table:table-cell table:style-name="ce68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33" table:number-columns-repeated="4"/>
          <table:table-cell table:number-columns-repeated="2"/>
          <table:table-cell table:style-name="ce70" table:number-columns-repeated="8"/>
          <table:table-cell table:number-columns-repeated="6"/>
        </table:table-row>
        <table:table-row table:style-name="ro1">
          <table:table-cell/>
          <table:table-cell table:style-name="ce33" table:number-columns-repeated="4"/>
          <table:table-cell table:style-name="ce36" table:number-columns-repeated="2"/>
          <table:table-cell table:style-name="ce71" table:number-columns-repeated="8"/>
          <table:table-cell table:number-columns-repeated="6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32"/>
        <table:table-column table:style-name="co8" table:number-columns-repeated="2" table:default-cell-style-name="ce48"/>
        <table:table-column table:style-name="co9" table:default-cell-style-name="ce32"/>
        <table:table-column table:style-name="co10" table:default-cell-style-name="ce35"/>
        <table:table-column table:style-name="co11" table:default-cell-style-name="ce35"/>
        <table:table-column table:style-name="co11" table:default-cell-style-name="ce60"/>
        <table:table-column table:style-name="co17" table:number-columns-repeated="7" table:default-cell-style-name="ce60"/>
        <table:table-column table:style-name="co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6" office:value-type="string" calcext:value-type="string" table:number-columns-spanned="1" table:number-rows-spanned="2">
            <text:p>Benchmark</text:p>
          </table:table-cell>
          <table:table-cell table:style-name="ce76" office:value-type="string" calcext:value-type="string" table:number-columns-spanned="3" table:number-rows-spanned="1">
            <text:p>Runtime</text:p>
          </table:table-cell>
          <table:covered-table-cell table:number-columns-repeated="2" table:style-name="ce76"/>
          <table:table-cell table:style-name="ce76" office:value-type="string" calcext:value-type="string" table:number-columns-spanned="1" table:number-rows-spanned="2">
            <text:p>Scheme</text:p>
          </table:table-cell>
          <table:table-cell table:style-name="ce76" office:value-type="string" calcext:value-type="string" table:number-columns-spanned="9" table:number-rows-spanned="1">
            <text:p>K</text:p>
          </table:table-cell>
          <table:covered-table-cell table:number-columns-repeated="8" table:style-name="ce56"/>
          <table:table-cell table:number-columns-repeated="6"/>
        </table:table-row>
        <table:table-row table:style-name="ro3">
          <table:table-cell/>
          <table:covered-table-cell table:style-name="ce76"/>
          <table:table-cell table:style-name="ce76" office:value-type="string" calcext:value-type="string">
            <text:p>Serial</text:p>
          </table:table-cell>
          <table:table-cell table:style-name="ce76" office:value-type="string" calcext:value-type="string">
            <text:p>OpenMP</text:p>
          </table:table-cell>
          <table:table-cell table:style-name="ce76" office:value-type="string" calcext:value-type="string">
            <text:p>Maximum speedup</text:p>
          </table:table-cell>
          <table:covered-table-cell table:style-name="ce76"/>
          <table:table-cell table:style-name="ce7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BT</text:p>
          </table:table-cell>
          <table:table-cell table:style-name="ce96" office:value-type="float" office:value="184.471333333333" calcext:value-type="float" table:number-columns-spanned="1" table:number-rows-spanned="5">
            <text:p>184.471</text:p>
          </table:table-cell>
          <table:table-cell table:style-name="ce96" office:value-type="float" office:value="57.362" calcext:value-type="float" table:number-columns-spanned="1" table:number-rows-spanned="5">
            <text:p>57.362</text:p>
          </table:table-cell>
          <table:table-cell table:style-name="ce96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number-columns-repeated="14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CG</text:p>
          </table:table-cell>
          <table:table-cell table:style-name="ce96" office:value-type="float" office:value="73.4183333333333" calcext:value-type="float" table:number-columns-spanned="1" table:number-rows-spanned="5">
            <text:p>73.418</text:p>
          </table:table-cell>
          <table:table-cell table:style-name="ce96" office:value-type="float" office:value="19.7696666666667" calcext:value-type="float" table:number-columns-spanned="1" table:number-rows-spanned="5">
            <text:p>19.770</text:p>
          </table:table-cell>
          <table:table-cell table:style-name="ce96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DC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37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</text:p>
          </table:table-cell>
          <table:table-cell table:style-name="ce38"/>
          <table:table-cell table:number-columns-repeated="14"/>
        </table:table-row>
        <table:table-row table:style-name="ro4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Filter/Profile Speedup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8" office:value-type="string" calcext:value-type="string">
            <text:p>Profile/Serial</text:p>
          </table:table-cell>
          <table:table-cell table:style-name="ce38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9" office:value-type="string" calcext:value-type="string">
            <text:p>Filter/Serial</text:p>
          </table:table-cell>
          <table:table-cell table:style-name="ce39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EP</text:p>
          </table:table-cell>
          <table:table-cell table:style-name="ce96" office:value-type="float" office:value="62.347" calcext:value-type="float" table:number-columns-spanned="1" table:number-rows-spanned="5">
            <text:p>62.347</text:p>
          </table:table-cell>
          <table:table-cell table:style-name="ce96" office:value-type="float" office:value="22.239" calcext:value-type="float" table:number-columns-spanned="1" table:number-rows-spanned="5">
            <text:p>22.239</text:p>
          </table:table-cell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48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48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FT</text:p>
          </table:table-cell>
          <table:table-cell table:style-name="ce96" office:value-type="float" office:value="36.8096666666667" calcext:value-type="float" table:number-columns-spanned="1" table:number-rows-spanned="6">
            <text:p>36.810</text:p>
          </table:table-cell>
          <table:table-cell table:style-name="ce96" office:value-type="float" office:value="12.1333333333333" calcext:value-type="float" table:number-columns-spanned="1" table:number-rows-spanned="6">
            <text:p>12.133</text:p>
          </table:table-cell>
          <table:table-cell table:style-name="ce96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IS</text:p>
          </table:table-cell>
          <table:table-cell table:style-name="ce96" office:value-type="float" office:value="4.938" calcext:value-type="float" table:number-columns-spanned="1" table:number-rows-spanned="5">
            <text:p>4.938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LU</text:p>
          </table:table-cell>
          <table:table-cell table:style-name="ce96" office:value-type="float" office:value="117.488333333333" calcext:value-type="float" table:number-columns-spanned="1" table:number-rows-spanned="5">
            <text:p>117.488</text:p>
          </table:table-cell>
          <table:table-cell table:style-name="ce96" table:number-columns-spanned="1" table:number-rows-spanned="5"/>
          <table:table-cell table:style-name="ce96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34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96" office:value-type="float" office:value="3.023" calcext:value-type="float" table:number-columns-spanned="1" table:number-rows-spanned="6">
            <text:p>3.023</text:p>
          </table:table-cell>
          <table:table-cell table:style-name="ce96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style-name="ce61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6">
            <text:p>SP</text:p>
          </table:table-cell>
          <table:table-cell table:style-name="ce96" office:value-type="float" office:value="88.0363333333333" calcext:value-type="float" table:number-columns-spanned="1" table:number-rows-spanned="6">
            <text:p>88.036</text:p>
          </table:table-cell>
          <table:table-cell table:style-name="ce96" office:value-type="float" office:value="65.1893333333333" calcext:value-type="float" table:number-columns-spanned="1" table:number-rows-spanned="6">
            <text:p>65.189</text:p>
          </table:table-cell>
          <table:table-cell table:style-name="ce96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table:style-name="ce34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4">
          <table:table-cell/>
          <table:covered-table-cell table:number-columns-repeated="3"/>
          <table:covered-table-cell table:style-name="ce96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Filter/Serial</text:p>
          </table:table-cell>
          <table:table-cell table:style-name="ce36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96"/>
          <table:table-cell table:style-name="ce36" office:value-type="string" calcext:value-type="string">
            <text:p>OpenMP/Serial</text:p>
          </table:table-cell>
          <table:table-cell table:style-name="ce36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5">
            <text:p>UA</text:p>
          </table:table-cell>
          <table:table-cell table:style-name="ce96" office:value-type="float" office:value="71.822" calcext:value-type="float" table:number-columns-spanned="1" table:number-rows-spanned="5">
            <text:p>71.822</text:p>
          </table:table-cell>
          <table:table-cell table:style-name="ce96" office:value-type="string" calcext:value-type="string" table:number-columns-spanned="1" table:number-rows-spanned="5">
            <text:p>74.225</text:p>
          </table:table-cell>
          <table:table-cell table:style-name="ce96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34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197.945" calcext:value-type="float">
            <text:p>197.945</text:p>
          </table:table-cell>
          <table:table-cell table:style-name="ce11" office:value-type="float" office:value="197.787" calcext:value-type="float">
            <text:p>197.787</text:p>
          </table:table-cell>
          <table:table-cell table:style-name="ce11" office:value-type="float" office:value="193.046" calcext:value-type="float">
            <text:p>193.046</text:p>
          </table:table-cell>
          <table:table-cell table:style-name="ce11" office:value-type="float" office:value="180.188" calcext:value-type="float">
            <text:p>180.188</text:p>
          </table:table-cell>
          <table:table-cell table:style-name="ce11" office:value-type="float" office:value="179.909" calcext:value-type="float">
            <text:p>179.909</text:p>
          </table:table-cell>
          <table:table-cell table:style-name="ce11" office:value-type="float" office:value="184.121" calcext:value-type="float">
            <text:p>184.121</text:p>
          </table:table-cell>
          <table:table-cell table:style-name="ce11" office:value-type="float" office:value="82.81" calcext:value-type="float">
            <text:p>82.810</text:p>
          </table:table-cell>
          <table:table-cell table:number-columns-repeated="6"/>
        </table:table-row>
        <table:table-row table:style-name="ro4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/>
          <table:table-cell table:style-name="ce11" table:formula="of:=[.H52]/[.H53]" office:value-type="float" office:value="0.181772883551746" calcext:value-type="float">
            <text:p>0.182</text:p>
          </table:table-cell>
          <table:table-cell table:style-name="ce11" table:formula="of:=[.I52]/[.I53]" office:value-type="float" office:value="0.859041652984415" calcext:value-type="float">
            <text:p>0.859</text:p>
          </table:table-cell>
          <table:table-cell table:style-name="ce11" table:formula="of:=[.J52]/[.J53]" office:value-type="float" office:value="2.19725260001921" calcext:value-type="float">
            <text:p>2.197</text:p>
          </table:table-cell>
          <table:table-cell table:style-name="ce11" table:formula="of:=[.K52]/[.K53]" office:value-type="float" office:value="0.90360846637589" calcext:value-type="float">
            <text:p>0.904</text:p>
          </table:table-cell>
          <table:table-cell table:style-name="ce11" table:formula="of:=[.L52]/[.L53]" office:value-type="float" office:value="0.968088884942394" calcext:value-type="float">
            <text:p>0.968</text:p>
          </table:table-cell>
          <table:table-cell table:style-name="ce11" table:formula="of:=[.M52]/[.M53]" office:value-type="float" office:value="0.969590181702972" calcext:value-type="float">
            <text:p>0.970</text:p>
          </table:table-cell>
          <table:table-cell table:style-name="ce11" table:formula="of:=[.N52]/[.N53]" office:value-type="float" office:value="0.458100922762748" calcext:value-type="float">
            <text:p>0.458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/>
          <table:table-cell table:style-name="ce11" table:formula="of:=[.$C$52]/[.H52]" office:value-type="float" office:value="0.401796902971715" calcext:value-type="float">
            <text:p>0.402</text:p>
          </table:table-cell>
          <table:table-cell table:style-name="ce11" table:formula="of:=[.$C$52]/[.I52]" office:value-type="float" office:value="0.42237551678105" calcext:value-type="float">
            <text:p>0.422</text:p>
          </table:table-cell>
          <table:table-cell table:style-name="ce11" table:formula="of:=[.$C$52]/[.J52]" office:value-type="float" office:value="0.165264572422616" calcext:value-type="float">
            <text:p>0.165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411733681881242" calcext:value-type="float">
            <text:p>0.412</text:p>
          </table:table-cell>
          <table:table-cell table:style-name="ce11" table:formula="of:=[.$C$52]/[.N52]" office:value-type="float" office:value="0.85151637303488" calcext:value-type="float">
            <text:p>0.852</text:p>
          </table:table-cell>
          <table:table-cell table:style-name="ce11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36"/>
          <table:table-cell table:style-name="ce13" table:formula="of:=[.$C$52]/[.H53]" office:value-type="float" office:value="0.0730357816553299" calcext:value-type="float">
            <text:p>0.073</text:p>
          </table:table-cell>
          <table:table-cell table:style-name="ce13" table:formula="of:=[.$C$52]/[.I53]" office:value-type="float" office:value="0.362838162115739" calcext:value-type="float">
            <text:p>0.363</text:p>
          </table:table-cell>
          <table:table-cell table:style-name="ce13" table:formula="of:=[.$C$52]/[.J53]" office:value-type="float" office:value="0.363128011446657" calcext:value-type="float">
            <text:p>0.363</text:p>
          </table:table-cell>
          <table:table-cell table:style-name="ce13" table:formula="of:=[.$C$52]/[.K53]" office:value-type="float" office:value="0.372046040840007" calcext:value-type="float">
            <text:p>0.372</text:p>
          </table:table-cell>
          <table:table-cell table:style-name="ce13" table:formula="of:=[.$C$52]/[.L53]" office:value-type="float" office:value="0.398594800985637" calcext:value-type="float">
            <text:p>0.399</text:p>
          </table:table-cell>
          <table:table-cell table:style-name="ce13" table:formula="of:=[.$C$52]/[.M53]" office:value-type="float" office:value="0.399212935428467" calcext:value-type="float">
            <text:p>0.399</text:p>
          </table:table-cell>
          <table:table-cell table:style-name="ce13" table:formula="of:=[.$C$52]/[.N53]" office:value-type="float" office:value="0.390080436234867" calcext:value-type="float">
            <text:p>0.390</text:p>
          </table:table-cell>
          <table:table-cell table:style-name="ce13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6" office:value-type="string" calcext:value-type="string" table:number-columns-spanned="1" table:number-rows-spanned="2">
            <text:p>Benchmark</text:p>
          </table:table-cell>
          <table:table-cell table:style-name="ce76" office:value-type="string" calcext:value-type="string" table:number-columns-spanned="3" table:number-rows-spanned="1">
            <text:p>Runtime</text:p>
          </table:table-cell>
          <table:covered-table-cell table:number-columns-repeated="2" table:style-name="ce76"/>
          <table:table-cell table:style-name="ce76" office:value-type="string" calcext:value-type="string" table:number-columns-spanned="1" table:number-rows-spanned="2">
            <text:p>Scheme</text:p>
          </table:table-cell>
          <table:table-cell table:style-name="ce76"/>
          <table:table-cell table:style-name="ce56" office:value-type="string" calcext:value-type="string" table:number-columns-spanned="8" table:number-rows-spanned="1">
            <text:p>K</text:p>
          </table:table-cell>
          <table:covered-table-cell table:number-columns-repeated="7" table:style-name="ce56"/>
          <table:table-cell table:number-columns-repeated="6"/>
        </table:table-row>
        <table:table-row table:style-name="ro4">
          <table:table-cell/>
          <table:covered-table-cell table:style-name="ce76"/>
          <table:table-cell table:style-name="ce76" office:value-type="string" calcext:value-type="string">
            <text:p>Serial</text:p>
          </table:table-cell>
          <table:table-cell table:style-name="ce76" office:value-type="string" calcext:value-type="string">
            <text:p>OpenMP</text:p>
          </table:table-cell>
          <table:table-cell table:style-name="ce76" office:value-type="string" calcext:value-type="string">
            <text:p>Maximum speedup</text:p>
          </table:table-cell>
          <table:covered-table-cell table:style-name="ce76"/>
          <table:table-cell table:style-name="ce7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BT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CG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DC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EP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FT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IS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LU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MG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SP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2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#3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2"/>
          <table:covered-table-cell/>
          <table:table-cell office:value-type="string" calcext:value-type="string">
            <text:p>average</text:p>
          </table:table-cell>
          <table:table-cell/>
          <table:table-cell table:style-name="ce69" table:number-columns-repeated="8"/>
          <table:table-cell table:number-columns-repeated="6"/>
        </table:table-row>
        <table:table-row table:style-name="ro1">
          <table:table-cell/>
          <table:table-cell table:style-name="ce78" office:value-type="string" calcext:value-type="string" table:number-columns-spanned="1" table:number-rows-spanned="4">
            <text:p>UA</text:p>
          </table:table-cell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78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34"/>
          <table:table-cell table:style-name="ce68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/>
          <table:table-cell table:style-name="ce70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/>
          <table:table-cell table:style-name="ce70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36"/>
          <table:table-cell table:style-name="ce71" table:number-columns-repeated="8"/>
          <table:table-cell table:number-columns-repeated="6"/>
        </table:table-row>
      </table:table>
      <table:table table:name="K-plot" table:style-name="ta1">
        <table:shapes>
          <draw:frame draw:z-index="0" draw:style-name="gr1" draw:text-style-name="P1" svg:width="235.04mm" svg:height="135.28mm" svg:x="353.39mm" svg:y="6.11mm">
            <draw:object draw:notify-on-update-of-ranges="'K-plot'.G3:'K-plot'.O3 'K-plot'.G4:'K-plot'.O4 'K-plot'.G5:'K-plot'.O5 'K-plot'.G6:'K-plot'.O6 'K-plot'.G7:'K-plot'.O7 'K-plot'.G8:'K-plot'.O8 'K-plot'.G9:'K-plot'.O9 'K-plot'.G10:'K-plot'.O10 'K-plot'.G11:'K-plot'.O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61.27mm" svg:height="137.67mm" svg:x="595.03mm" svg:y="7.97mm">
            <draw:object draw:notify-on-update-of-ranges="'K-plot'.G3:'K-plot'.O3 'K-plot'.G12:'K-plot'.O12 'K-plot'.G13:'K-plot'.O13 'K-plot'.G14:'K-plot'.O14 'K-plot'.G15:'K-plot'.O15 'K-plot'.G16:'K-plot'.O16 'K-plot'.G17:'K-plot'.O17 'K-plot'.G18:'K-plot'.O18 'K-plot'.G19:'K-plot'.O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32.29mm" svg:height="130.5mm" svg:x="355.04mm" svg:y="147.5mm">
            <draw:object draw:notify-on-update-of-ranges="'K-plot'.G3:'K-plot'.O3 'K-plot'.G32:'K-plot'.O32 'K-plot'.G33:'K-plot'.O33 'K-plot'.G34:'K-plot'.O34 'K-plot'.G35:'K-plot'.O35 'K-plot'.G36:'K-plot'.O36 'K-plot'.G37:'K-plot'.O37 'K-plot'.G38:'K-plot'.O38 'K-plot'.G39:'K-plot'.O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26"/>
        <table:table-column table:style-name="co1" table:number-columns-repeated="3" table:default-cell-style-name="ce48"/>
        <table:table-column table:style-name="co1" table:default-cell-style-name="ce86"/>
        <table:table-column table:style-name="co1" table:default-cell-style-name="ce35"/>
        <table:table-column table:style-name="co1" table:number-columns-repeated="6" table:default-cell-style-name="ce60"/>
        <table:table-column table:style-name="co18" table:default-cell-style-name="ce60"/>
        <table:table-column table:style-name="co1" table:default-cell-style-name="ce60"/>
        <table:table-column table:style-name="co17" table:default-cell-style-name="ce70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23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84"/>
          <table:table-cell table:style-name="ce123" office:value-type="string" calcext:value-type="string" table:number-columns-spanned="1" table:number-rows-spanned="2">
            <text:p>Scheme</text:p>
          </table:table-cell>
          <table:table-cell table:style-name="ce123" office:value-type="string" calcext:value-type="string" table:number-columns-spanned="10" table:number-rows-spanned="1">
            <text:p>K</text:p>
          </table:table-cell>
          <table:covered-table-cell table:number-columns-repeated="8" table:style-name="ce76"/>
          <table:covered-table-cell table:style-name="ce93"/>
        </table:table-row>
        <table:table-row table:style-name="ro4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76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</table:table-row>
        <table:table-row table:style-name="ro1">
          <table:table-cell/>
          <table:table-cell table:style-name="ce125" office:value-type="string" calcext:value-type="string" table:number-columns-spanned="1" table:number-rows-spanned="8">
            <text:p>BT</text:p>
          </table:table-cell>
          <table:table-cell table:style-name="ce96" office:value-type="float" office:value="184.471333333333" calcext:value-type="float" table:number-columns-spanned="1" table:number-rows-spanned="8">
            <text:p>184.471</text:p>
          </table:table-cell>
          <table:table-cell table:style-name="ce96" office:value-type="float" office:value="57.362" calcext:value-type="float" table:number-columns-spanned="1" table:number-rows-spanned="8">
            <text:p>57.362</text:p>
          </table:table-cell>
          <table:table-cell table:style-name="ce96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4" office:value-type="float" office:value="156.437" calcext:value-type="float">
            <text:p>156.437</text:p>
          </table:table-cell>
          <table:table-cell table:style-name="ce156" office:value-type="float" office:value="156.838" calcext:value-type="float">
            <text:p>156.838</text:p>
          </table:table-cell>
          <table:table-cell table:style-name="ce156" office:value-type="float" office:value="121.939" calcext:value-type="float">
            <text:p>121.939</text:p>
          </table:table-cell>
          <table:table-cell table:style-name="ce156" office:value-type="float" office:value="123.625" calcext:value-type="float">
            <text:p>123.625</text:p>
          </table:table-cell>
          <table:table-cell table:style-name="ce156" office:value-type="float" office:value="96.206" calcext:value-type="float">
            <text:p>96.206</text:p>
          </table:table-cell>
          <table:table-cell table:style-name="ce156" office:value-type="float" office:value="61.27" calcext:value-type="float">
            <text:p>61.270</text:p>
          </table:table-cell>
          <table:table-cell table:style-name="ce156" office:value-type="float" office:value="60.822" calcext:value-type="float">
            <text:p>60.822</text:p>
          </table:table-cell>
          <table:table-cell table:style-name="ce156" office:value-type="float" office:value="54.709" calcext:value-type="float">
            <text:p>54.709</text:p>
          </table:table-cell>
          <table:table-cell table:style-name="ce156" office:value-type="float" office:value="55.612" calcext:value-type="float">
            <text:p>55.612</text:p>
          </table:table-cell>
          <table:table-cell table:style-name="ce168" office:value-type="float" office:value="59.074" calcext:value-type="float">
            <text:p>59.07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5" office:value-type="float" office:value="156.714" calcext:value-type="float">
            <text:p>156.714</text:p>
          </table:table-cell>
          <table:table-cell table:style-name="ce154" office:value-type="float" office:value="156.53" calcext:value-type="float">
            <text:p>156.530</text:p>
          </table:table-cell>
          <table:table-cell table:style-name="ce154" office:value-type="float" office:value="157.525" calcext:value-type="float">
            <text:p>157.525</text:p>
          </table:table-cell>
          <table:table-cell table:style-name="ce154" office:value-type="float" office:value="156.824" calcext:value-type="float">
            <text:p>156.824</text:p>
          </table:table-cell>
          <table:table-cell table:style-name="ce154" office:value-type="float" office:value="124.25" calcext:value-type="float">
            <text:p>124.250</text:p>
          </table:table-cell>
          <table:table-cell table:style-name="ce154" office:value-type="float" office:value="58.818" calcext:value-type="float">
            <text:p>58.818</text:p>
          </table:table-cell>
          <table:table-cell table:style-name="ce154" office:value-type="float" office:value="53.451" calcext:value-type="float">
            <text:p>53.451</text:p>
          </table:table-cell>
          <table:table-cell table:style-name="ce154" office:value-type="float" office:value="55.331" calcext:value-type="float">
            <text:p>55.331</text:p>
          </table:table-cell>
          <table:table-cell table:style-name="ce154" office:value-type="float" office:value="57.232" calcext:value-type="float">
            <text:p>57.232</text:p>
          </table:table-cell>
          <table:table-cell table:style-name="ce169" office:value-type="float" office:value="59.005" calcext:value-type="float">
            <text:p>59.00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5" office:value-type="float" office:value="157.438" calcext:value-type="float">
            <text:p>157.438</text:p>
          </table:table-cell>
          <table:table-cell table:style-name="ce154" office:value-type="float" office:value="122.033" calcext:value-type="float">
            <text:p>122.033</text:p>
          </table:table-cell>
          <table:table-cell table:style-name="ce154" office:value-type="float" office:value="124.25" calcext:value-type="float">
            <text:p>124.250</text:p>
          </table:table-cell>
          <table:table-cell table:style-name="ce154" office:value-type="float" office:value="88.377" calcext:value-type="float">
            <text:p>88.377</text:p>
          </table:table-cell>
          <table:table-cell table:style-name="ce154" office:value-type="float" office:value="55.403" calcext:value-type="float">
            <text:p>55.403</text:p>
          </table:table-cell>
          <table:table-cell table:style-name="ce154" office:value-type="float" office:value="52.418" calcext:value-type="float">
            <text:p>52.418</text:p>
          </table:table-cell>
          <table:table-cell table:style-name="ce154" office:value-type="float" office:value="53.981" calcext:value-type="float">
            <text:p>53.981</text:p>
          </table:table-cell>
          <table:table-cell table:style-name="ce154" office:value-type="float" office:value="56.94" calcext:value-type="float">
            <text:p>56.940</text:p>
          </table:table-cell>
          <table:table-cell table:style-name="ce154" office:value-type="float" office:value="59.028" calcext:value-type="float">
            <text:p>59.028</text:p>
          </table:table-cell>
          <table:table-cell table:style-name="ce169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5" office:value-type="float" office:value="165.992" calcext:value-type="float">
            <text:p>165.992</text:p>
          </table:table-cell>
          <table:table-cell table:style-name="ce154" office:value-type="float" office:value="128.311" calcext:value-type="float">
            <text:p>128.311</text:p>
          </table:table-cell>
          <table:table-cell table:style-name="ce154" office:value-type="float" office:value="121.833" calcext:value-type="float">
            <text:p>121.833</text:p>
          </table:table-cell>
          <table:table-cell table:style-name="ce154" office:value-type="float" office:value="89.672" calcext:value-type="float">
            <text:p>89.672</text:p>
          </table:table-cell>
          <table:table-cell table:style-name="ce154" office:value-type="float" office:value="59.617" calcext:value-type="float">
            <text:p>59.617</text:p>
          </table:table-cell>
          <table:table-cell table:style-name="ce154" office:value-type="float" office:value="52.92" calcext:value-type="float">
            <text:p>52.920</text:p>
          </table:table-cell>
          <table:table-cell table:style-name="ce154" office:value-type="float" office:value="53.605" calcext:value-type="float">
            <text:p>53.605</text:p>
          </table:table-cell>
          <table:table-cell table:style-name="ce154" office:value-type="float" office:value="54.295" calcext:value-type="float">
            <text:p>54.295</text:p>
          </table:table-cell>
          <table:table-cell table:style-name="ce154" office:value-type="float" office:value="56.172" calcext:value-type="float">
            <text:p>56.172</text:p>
          </table:table-cell>
          <table:table-cell table:style-name="ce169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5" office:value-type="float" office:value="157.156" calcext:value-type="float">
            <text:p>157.156</text:p>
          </table:table-cell>
          <table:table-cell table:style-name="ce154" office:value-type="float" office:value="121.833" calcext:value-type="float">
            <text:p>121.833</text:p>
          </table:table-cell>
          <table:table-cell table:style-name="ce154" office:value-type="float" office:value="123.841" calcext:value-type="float">
            <text:p>123.841</text:p>
          </table:table-cell>
          <table:table-cell table:style-name="ce154" office:value-type="float" office:value="88.07" calcext:value-type="float">
            <text:p>88.070</text:p>
          </table:table-cell>
          <table:table-cell table:style-name="ce154" office:value-type="float" office:value="52.622" calcext:value-type="float">
            <text:p>52.622</text:p>
          </table:table-cell>
          <table:table-cell table:style-name="ce154" office:value-type="float" office:value="61.313" calcext:value-type="float">
            <text:p>61.313</text:p>
          </table:table-cell>
          <table:table-cell table:style-name="ce154" office:value-type="float" office:value="55.444" calcext:value-type="float">
            <text:p>55.444</text:p>
          </table:table-cell>
          <table:table-cell table:style-name="ce154" office:value-type="float" office:value="52.92" calcext:value-type="float">
            <text:p>52.920</text:p>
          </table:table-cell>
          <table:table-cell table:style-name="ce154" office:value-type="float" office:value="54.579" calcext:value-type="float">
            <text:p>54.579</text:p>
          </table:table-cell>
          <table:table-cell table:style-name="ce169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6" office:value-type="float" office:value="158.825" calcext:value-type="float">
            <text:p>158.825</text:p>
          </table:table-cell>
          <table:table-cell table:style-name="ce157" office:value-type="float" office:value="122.848" calcext:value-type="float">
            <text:p>122.848</text:p>
          </table:table-cell>
          <table:table-cell table:style-name="ce157" office:value-type="float" office:value="127.993" calcext:value-type="float">
            <text:p>127.993</text:p>
          </table:table-cell>
          <table:table-cell table:style-name="ce157" office:value-type="float" office:value="87.325" calcext:value-type="float">
            <text:p>87.325</text:p>
          </table:table-cell>
          <table:table-cell table:style-name="ce157" office:value-type="float" office:value="55.961" calcext:value-type="float">
            <text:p>55.961</text:p>
          </table:table-cell>
          <table:table-cell table:style-name="ce157" office:value-type="float" office:value="65.73" calcext:value-type="float">
            <text:p>65.730</text:p>
          </table:table-cell>
          <table:table-cell table:style-name="ce157" office:value-type="float" office:value="52.46" calcext:value-type="float">
            <text:p>52.460</text:p>
          </table:table-cell>
          <table:table-cell table:style-name="ce157" office:value-type="float" office:value="52.776" calcext:value-type="float">
            <text:p>52.776</text:p>
          </table:table-cell>
          <table:table-cell table:style-name="ce157" office:value-type="float" office:value="58.171" calcext:value-type="float">
            <text:p>58.171</text:p>
          </table:table-cell>
          <table:table-cell table:style-name="ce170"/>
        </table:table-row>
        <table:table-row table:style-name="ro1">
          <table:table-cell/>
          <table:covered-table-cell table:number-columns-repeated="4"/>
          <table:table-cell table:style-name="ce141" office:value-type="string" calcext:value-type="string">
            <text:p>serial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47" table:formula="of:=[.$C$4]" office:value-type="float" office:value="184.471333333333" calcext:value-type="float">
            <text:p>184.471</text:p>
          </table:table-cell>
          <table:table-cell table:style-name="ce171"/>
        </table:table-row>
        <table:table-row table:style-name="ro1">
          <table:table-cell/>
          <table:covered-table-cell table:number-columns-repeated="4"/>
          <table:table-cell table:style-name="ce141" office:value-type="string" calcext:value-type="string">
            <text:p>omp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47" table:formula="of:=[.$D$4]" office:value-type="float" office:value="57.362" calcext:value-type="float">
            <text:p>57.362</text:p>
          </table:table-cell>
          <table:table-cell table:style-name="ce171"/>
        </table:table-row>
        <table:table-row table:style-name="ro1">
          <table:table-cell/>
          <table:table-cell table:style-name="ce125" office:value-type="string" calcext:value-type="string" table:number-columns-spanned="1" table:number-rows-spanned="8">
            <text:p>CG</text:p>
          </table:table-cell>
          <table:table-cell table:style-name="ce96" office:value-type="float" office:value="73.4183333333333" calcext:value-type="float" table:number-columns-spanned="1" table:number-rows-spanned="8">
            <text:p>73.418</text:p>
          </table:table-cell>
          <table:table-cell table:style-name="ce96" office:value-type="float" office:value="19.7696666666667" calcext:value-type="float" table:number-columns-spanned="1" table:number-rows-spanned="8">
            <text:p>19.770</text:p>
          </table:table-cell>
          <table:table-cell table:style-name="ce96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4" office:value-type="float" office:value="69.97" calcext:value-type="float">
            <text:p>69.97</text:p>
          </table:table-cell>
          <table:table-cell table:style-name="ce156" office:value-type="float" office:value="68.465" calcext:value-type="float">
            <text:p>68.465</text:p>
          </table:table-cell>
          <table:table-cell table:style-name="ce156" office:value-type="float" office:value="67.884" calcext:value-type="float">
            <text:p>67.884</text:p>
          </table:table-cell>
          <table:table-cell table:style-name="ce156" office:value-type="float" office:value="29.321" calcext:value-type="float">
            <text:p>29.321</text:p>
          </table:table-cell>
          <table:table-cell table:style-name="ce156" office:value-type="float" office:value="23.882" calcext:value-type="float">
            <text:p>23.882</text:p>
          </table:table-cell>
          <table:table-cell table:style-name="ce156" office:value-type="float" office:value="24.995" calcext:value-type="float">
            <text:p>24.995</text:p>
          </table:table-cell>
          <table:table-cell table:style-name="ce156" office:value-type="float" office:value="25.134" calcext:value-type="float">
            <text:p>25.134</text:p>
          </table:table-cell>
          <table:table-cell table:style-name="ce156" office:value-type="float" office:value="25.723" calcext:value-type="float">
            <text:p>25.723</text:p>
          </table:table-cell>
          <table:table-cell table:style-name="ce156" office:value-type="float" office:value="24.021" calcext:value-type="float">
            <text:p>24.021</text:p>
          </table:table-cell>
          <table:table-cell table:style-name="ce168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5" office:value-type="float" office:value="69.623" calcext:value-type="float">
            <text:p>69.623</text:p>
          </table:table-cell>
          <table:table-cell table:style-name="ce154" office:value-type="float" office:value="67.737" calcext:value-type="float">
            <text:p>67.737</text:p>
          </table:table-cell>
          <table:table-cell table:style-name="ce154" office:value-type="float" office:value="22.75" calcext:value-type="float">
            <text:p>22.750</text:p>
          </table:table-cell>
          <table:table-cell table:style-name="ce154" office:value-type="float" office:value="28.204" calcext:value-type="float">
            <text:p>28.204</text:p>
          </table:table-cell>
          <table:table-cell table:style-name="ce154" office:value-type="float" office:value="24.955" calcext:value-type="float">
            <text:p>24.955</text:p>
          </table:table-cell>
          <table:table-cell table:style-name="ce154" office:value-type="float" office:value="24.021" calcext:value-type="float">
            <text:p>24.021</text:p>
          </table:table-cell>
          <table:table-cell table:style-name="ce154" office:value-type="float" office:value="22.987" calcext:value-type="float">
            <text:p>22.987</text:p>
          </table:table-cell>
          <table:table-cell table:number-columns-repeated="2" table:style-name="ce154" office:value-type="float" office:value="23.107" calcext:value-type="float">
            <text:p>23.107</text:p>
          </table:table-cell>
          <table:table-cell table:style-name="ce169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5" office:value-type="float" office:value="72.501" calcext:value-type="float">
            <text:p>72.501</text:p>
          </table:table-cell>
          <table:table-cell table:style-name="ce154" office:value-type="float" office:value="25.29" calcext:value-type="float">
            <text:p>25.290</text:p>
          </table:table-cell>
          <table:table-cell table:style-name="ce154" office:value-type="float" office:value="28.293" calcext:value-type="float">
            <text:p>28.293</text:p>
          </table:table-cell>
          <table:table-cell table:style-name="ce154" office:value-type="float" office:value="27.769" calcext:value-type="float">
            <text:p>27.769</text:p>
          </table:table-cell>
          <table:table-cell table:style-name="ce154" office:value-type="float" office:value="25.603" calcext:value-type="float">
            <text:p>25.603</text:p>
          </table:table-cell>
          <table:table-cell table:style-name="ce154" office:value-type="float" office:value="24.788" calcext:value-type="float">
            <text:p>24.788</text:p>
          </table:table-cell>
          <table:table-cell table:style-name="ce154" office:value-type="float" office:value="25.912" calcext:value-type="float">
            <text:p>25.912</text:p>
          </table:table-cell>
          <table:table-cell table:style-name="ce154" office:value-type="float" office:value="24.68" calcext:value-type="float">
            <text:p>24.680</text:p>
          </table:table-cell>
          <table:table-cell table:style-name="ce154" office:value-type="float" office:value="22.987" calcext:value-type="float">
            <text:p>22.987</text:p>
          </table:table-cell>
          <table:table-cell table:style-name="ce169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45" office:value-type="float" office:value="69.842" calcext:value-type="float">
            <text:p>69.842</text:p>
          </table:table-cell>
          <table:table-cell table:style-name="ce154" office:value-type="float" office:value="25.803" calcext:value-type="float">
            <text:p>25.803</text:p>
          </table:table-cell>
          <table:table-cell table:style-name="ce154" office:value-type="float" office:value="27.185" calcext:value-type="float">
            <text:p>27.185</text:p>
          </table:table-cell>
          <table:table-cell table:style-name="ce154" office:value-type="float" office:value="26.255" calcext:value-type="float">
            <text:p>26.255</text:p>
          </table:table-cell>
          <table:table-cell table:style-name="ce154" office:value-type="float" office:value="24.569" calcext:value-type="float">
            <text:p>24.569</text:p>
          </table:table-cell>
          <table:table-cell table:style-name="ce154" office:value-type="float" office:value="23.452" calcext:value-type="float">
            <text:p>23.452</text:p>
          </table:table-cell>
          <table:table-cell table:style-name="ce154" office:value-type="float" office:value="22.987" calcext:value-type="float">
            <text:p>22.987</text:p>
          </table:table-cell>
          <table:table-cell table:style-name="ce154" office:value-type="float" office:value="23.107" calcext:value-type="float">
            <text:p>23.107</text:p>
          </table:table-cell>
          <table:table-cell table:style-name="ce154" office:value-type="float" office:value="23.334" calcext:value-type="float">
            <text:p>23.334</text:p>
          </table:table-cell>
          <table:table-cell table:style-name="ce169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45" office:value-type="float" office:value="66.779" calcext:value-type="float">
            <text:p>66.779</text:p>
          </table:table-cell>
          <table:table-cell table:style-name="ce154" office:value-type="float" office:value="24.788" calcext:value-type="float">
            <text:p>24.788</text:p>
          </table:table-cell>
          <table:table-cell table:style-name="ce154" office:value-type="float" office:value="26.773" calcext:value-type="float">
            <text:p>26.773</text:p>
          </table:table-cell>
          <table:table-cell table:style-name="ce154" office:value-type="float" office:value="28.792" calcext:value-type="float">
            <text:p>28.792</text:p>
          </table:table-cell>
          <table:table-cell table:style-name="ce154" office:value-type="float" office:value="26.885" calcext:value-type="float">
            <text:p>26.885</text:p>
          </table:table-cell>
          <table:table-cell table:style-name="ce154" office:value-type="float" office:value="28.792" calcext:value-type="float">
            <text:p>28.792</text:p>
          </table:table-cell>
          <table:table-cell table:style-name="ce154" office:value-type="float" office:value="25.854" calcext:value-type="float">
            <text:p>25.854</text:p>
          </table:table-cell>
          <table:table-cell table:style-name="ce154" office:value-type="float" office:value="22.987" calcext:value-type="float">
            <text:p>22.987</text:p>
          </table:table-cell>
          <table:table-cell table:style-name="ce154" office:value-type="float" office:value="23.107" calcext:value-type="float">
            <text:p>23.107</text:p>
          </table:table-cell>
          <table:table-cell table:style-name="ce169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6" office:value-type="float" office:value="67.567" calcext:value-type="float">
            <text:p>67.567</text:p>
          </table:table-cell>
          <table:table-cell table:style-name="ce157" office:value-type="float" office:value="27.755" calcext:value-type="float">
            <text:p>27.755</text:p>
          </table:table-cell>
          <table:table-cell table:style-name="ce157" office:value-type="float" office:value="30.426" calcext:value-type="float">
            <text:p>30.426</text:p>
          </table:table-cell>
          <table:table-cell table:style-name="ce157" office:value-type="float" office:value="32.524" calcext:value-type="float">
            <text:p>32.524</text:p>
          </table:table-cell>
          <table:table-cell table:style-name="ce157" office:value-type="float" office:value="24.475" calcext:value-type="float">
            <text:p>24.475</text:p>
          </table:table-cell>
          <table:table-cell table:style-name="ce157" office:value-type="float" office:value="25.29" calcext:value-type="float">
            <text:p>25.290</text:p>
          </table:table-cell>
          <table:table-cell table:style-name="ce157" office:value-type="float" office:value="25.536" calcext:value-type="float">
            <text:p>25.536</text:p>
          </table:table-cell>
          <table:table-cell table:style-name="ce157" office:value-type="float" office:value="24.788" calcext:value-type="float">
            <text:p>24.788</text:p>
          </table:table-cell>
          <table:table-cell table:style-name="ce157" office:value-type="float" office:value="23.882" calcext:value-type="float">
            <text:p>23.882</text:p>
          </table:table-cell>
          <table:table-cell table:style-name="ce170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48" table:formula="of:=[.$C$12]" office:value-type="float" office:value="73.4183333333333" calcext:value-type="float">
            <text:p>73.418</text:p>
          </table:table-cell>
          <table:table-cell table:style-name="ce170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48" table:formula="of:=[.$D$12]" office:value-type="float" office:value="19.7696666666667" calcext:value-type="float">
            <text:p>19.770</text:p>
          </table:table-cell>
          <table:table-cell table:style-name="ce170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125" office:value-type="string" calcext:value-type="string" table:number-columns-spanned="1" table:number-rows-spanned="8">
            <text:p>FT</text:p>
          </table:table-cell>
          <table:table-cell table:style-name="ce96" office:value-type="float" office:value="36.8096666666667" calcext:value-type="float" table:number-columns-spanned="1" table:number-rows-spanned="8">
            <text:p>36.810</text:p>
          </table:table-cell>
          <table:table-cell table:style-name="ce96" office:value-type="float" office:value="12.1333333333333" calcext:value-type="float" table:number-columns-spanned="1" table:number-rows-spanned="8">
            <text:p>12.133</text:p>
          </table:table-cell>
          <table:table-cell table:style-name="ce96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9" office:value-type="float" office:value="38.297" calcext:value-type="float">
            <text:p>38.297</text:p>
          </table:table-cell>
          <table:table-cell table:style-name="ce158" office:value-type="float" office:value="36.825" calcext:value-type="float">
            <text:p>36.825</text:p>
          </table:table-cell>
          <table:table-cell table:style-name="ce158" office:value-type="float" office:value="37.284" calcext:value-type="float">
            <text:p>37.284</text:p>
          </table:table-cell>
          <table:table-cell table:style-name="ce158" office:value-type="float" office:value="38.431" calcext:value-type="float">
            <text:p>38.431</text:p>
          </table:table-cell>
          <table:table-cell table:style-name="ce158" office:value-type="float" office:value="38.821" calcext:value-type="float">
            <text:p>38.821</text:p>
          </table:table-cell>
          <table:table-cell table:style-name="ce158" office:value-type="float" office:value="15.437" calcext:value-type="float">
            <text:p>15.437</text:p>
          </table:table-cell>
          <table:table-cell table:style-name="ce159" office:value-type="float" office:value="14.156" calcext:value-type="float">
            <text:p>14.156</text:p>
          </table:table-cell>
          <table:table-cell table:style-name="ce159" office:value-type="float" office:value="12.656" calcext:value-type="float">
            <text:p>12.656</text:p>
          </table:table-cell>
          <table:table-cell table:style-name="ce159" office:value-type="float" office:value="13.679" calcext:value-type="float">
            <text:p>13.679</text:p>
          </table:table-cell>
          <table:table-cell table:style-name="ce172" office:value-type="float" office:value="14.556" calcext:value-type="float">
            <text:p>14.556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svc</text:p>
          </table:table-cell>
          <table:table-cell table:style-name="ce150" office:value-type="float" office:value="36.904" calcext:value-type="float">
            <text:p>36.904</text:p>
          </table:table-cell>
          <table:table-cell table:style-name="ce159" office:value-type="float" office:value="36.8096666666667" calcext:value-type="float">
            <text:p>36.810</text:p>
          </table:table-cell>
          <table:table-cell table:style-name="ce159" office:value-type="float" office:value="28.214" calcext:value-type="float">
            <text:p>28.214</text:p>
          </table:table-cell>
          <table:table-cell table:style-name="ce159" office:value-type="float" office:value="21.403" calcext:value-type="float">
            <text:p>21.403</text:p>
          </table:table-cell>
          <table:table-cell table:style-name="ce159" office:value-type="float" office:value="14.59" calcext:value-type="float">
            <text:p>14.590</text:p>
          </table:table-cell>
          <table:table-cell table:style-name="ce159" office:value-type="float" office:value="14.383" calcext:value-type="float">
            <text:p>14.383</text:p>
          </table:table-cell>
          <table:table-cell table:number-columns-repeated="2" table:style-name="ce159" office:value-type="float" office:value="12.865" calcext:value-type="float">
            <text:p>12.865</text:p>
          </table:table-cell>
          <table:table-cell table:style-name="ce159" office:value-type="float" office:value="12.265" calcext:value-type="float">
            <text:p>12.265</text:p>
          </table:table-cell>
          <table:table-cell table:style-name="ce173" office:value-type="float" office:value="14.044" calcext:value-type="float">
            <text:p>14.044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mlp</text:p>
          </table:table-cell>
          <table:table-cell table:style-name="ce150" office:value-type="float" office:value="37.548" calcext:value-type="float">
            <text:p>37.548</text:p>
          </table:table-cell>
          <table:table-cell table:style-name="ce159" office:value-type="float" office:value="28.943" calcext:value-type="float">
            <text:p>28.943</text:p>
          </table:table-cell>
          <table:table-cell table:style-name="ce159" office:value-type="float" office:value="22.639" calcext:value-type="float">
            <text:p>22.639</text:p>
          </table:table-cell>
          <table:table-cell table:style-name="ce159" office:value-type="float" office:value="15.216" calcext:value-type="float">
            <text:p>15.216</text:p>
          </table:table-cell>
          <table:table-cell table:style-name="ce159" office:value-type="float" office:value="14.238" calcext:value-type="float">
            <text:p>14.238</text:p>
          </table:table-cell>
          <table:table-cell table:style-name="ce159" office:value-type="float" office:value="12.644" calcext:value-type="float">
            <text:p>12.644</text:p>
          </table:table-cell>
          <table:table-cell table:style-name="ce159" office:value-type="float" office:value="13.509" calcext:value-type="float">
            <text:p>13.509</text:p>
          </table:table-cell>
          <table:table-cell table:style-name="ce159" office:value-type="float" office:value="12.583" calcext:value-type="float">
            <text:p>12.583</text:p>
          </table:table-cell>
          <table:table-cell table:style-name="ce159" office:value-type="float" office:value="13.013" calcext:value-type="float">
            <text:p>13.013</text:p>
          </table:table-cell>
          <table:table-cell table:style-name="ce173" office:value-type="float" office:value="12.158" calcext:value-type="float">
            <text:p>12.158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rfc</text:p>
          </table:table-cell>
          <table:table-cell table:style-name="ce150" office:value-type="float" office:value="37.24" calcext:value-type="float">
            <text:p>37.24</text:p>
          </table:table-cell>
          <table:table-cell table:style-name="ce159" office:value-type="float" office:value="37.402" calcext:value-type="float">
            <text:p>37.402</text:p>
          </table:table-cell>
          <table:table-cell table:style-name="ce159" office:value-type="float" office:value="30.452" calcext:value-type="float">
            <text:p>30.452</text:p>
          </table:table-cell>
          <table:table-cell table:style-name="ce159" office:value-type="float" office:value="21.799" calcext:value-type="float">
            <text:p>21.799</text:p>
          </table:table-cell>
          <table:table-cell table:style-name="ce159" office:value-type="float" office:value="15.745" calcext:value-type="float">
            <text:p>15.745</text:p>
          </table:table-cell>
          <table:table-cell table:style-name="ce159" office:value-type="float" office:value="14.877" calcext:value-type="float">
            <text:p>14.877</text:p>
          </table:table-cell>
          <table:table-cell table:style-name="ce159" office:value-type="float" office:value="12.859" calcext:value-type="float">
            <text:p>12.859</text:p>
          </table:table-cell>
          <table:table-cell table:style-name="ce159" office:value-type="float" office:value="14.393" calcext:value-type="float">
            <text:p>14.393</text:p>
          </table:table-cell>
          <table:table-cell table:style-name="ce159" office:value-type="float" office:value="12.582" calcext:value-type="float">
            <text:p>12.582</text:p>
          </table:table-cell>
          <table:table-cell table:style-name="ce173" office:value-type="float" office:value="12.193" calcext:value-type="float">
            <text:p>12.193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ada</text:p>
          </table:table-cell>
          <table:table-cell table:style-name="ce150" office:value-type="float" office:value="37.308" calcext:value-type="float">
            <text:p>37.308</text:p>
          </table:table-cell>
          <table:table-cell table:style-name="ce159" office:value-type="float" office:value="37.378" calcext:value-type="float">
            <text:p>37.378</text:p>
          </table:table-cell>
          <table:table-cell table:style-name="ce159" office:value-type="float" office:value="40.515" calcext:value-type="float">
            <text:p>40.515</text:p>
          </table:table-cell>
          <table:table-cell table:style-name="ce159" office:value-type="float" office:value="39.992" calcext:value-type="float">
            <text:p>39.992</text:p>
          </table:table-cell>
          <table:table-cell table:style-name="ce159" office:value-type="float" office:value="40.297" calcext:value-type="float">
            <text:p>40.297</text:p>
          </table:table-cell>
          <table:table-cell table:style-name="ce159" office:value-type="float" office:value="17.904" calcext:value-type="float">
            <text:p>17.904</text:p>
          </table:table-cell>
          <table:table-cell table:style-name="ce159" office:value-type="float" office:value="13.666" calcext:value-type="float">
            <text:p>13.666</text:p>
          </table:table-cell>
          <table:table-cell table:style-name="ce159" office:value-type="float" office:value="14.591" calcext:value-type="float">
            <text:p>14.591</text:p>
          </table:table-cell>
          <table:table-cell table:style-name="ce159" office:value-type="float" office:value="13.66" calcext:value-type="float">
            <text:p>13.660</text:p>
          </table:table-cell>
          <table:table-cell table:style-name="ce173" office:value-type="float" office:value="12.05" calcext:value-type="float">
            <text:p>12.05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dt</text:p>
          </table:table-cell>
          <table:table-cell table:style-name="ce151" office:value-type="float" office:value="39.083" calcext:value-type="float">
            <text:p>39.083</text:p>
          </table:table-cell>
          <table:table-cell table:style-name="ce152" office:value-type="float" office:value="40.488" calcext:value-type="float">
            <text:p>40.488</text:p>
          </table:table-cell>
          <table:table-cell table:style-name="ce152" office:value-type="float" office:value="40.06" calcext:value-type="float">
            <text:p>40.060</text:p>
          </table:table-cell>
          <table:table-cell table:style-name="ce152" office:value-type="float" office:value="31.934" calcext:value-type="float">
            <text:p>31.934</text:p>
          </table:table-cell>
          <table:table-cell table:style-name="ce152" office:value-type="float" office:value="17.654" calcext:value-type="float">
            <text:p>17.654</text:p>
          </table:table-cell>
          <table:table-cell table:style-name="ce152" office:value-type="float" office:value="17.117" calcext:value-type="float">
            <text:p>17.117</text:p>
          </table:table-cell>
          <table:table-cell table:style-name="ce152" office:value-type="float" office:value="12.271" calcext:value-type="float">
            <text:p>12.271</text:p>
          </table:table-cell>
          <table:table-cell table:style-name="ce152" office:value-type="float" office:value="13.403" calcext:value-type="float">
            <text:p>13.403</text:p>
          </table:table-cell>
          <table:table-cell table:style-name="ce152" office:value-type="float" office:value="12.437" calcext:value-type="float">
            <text:p>12.437</text:p>
          </table:table-cell>
          <table:table-cell table:style-name="ce174" office:value-type="float" office:value="13.785" calcext:value-type="float">
            <text:p>13.785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serial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52" table:formula="of:=[.$C$32]" office:value-type="float" office:value="36.8096666666667" calcext:value-type="float">
            <text:p>36.810</text:p>
          </table:table-cell>
          <table:table-cell table:style-name="ce174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omp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52" table:formula="of:=[.$D$32]" office:value-type="float" office:value="12.1333333333333" calcext:value-type="float">
            <text:p>12.133</text:p>
          </table:table-cell>
          <table:table-cell table:style-name="ce174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IS</text:p>
          </table:table-cell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125" office:value-type="string" calcext:value-type="string" table:number-columns-spanned="1" table:number-rows-spanned="8">
            <text:p>LU</text:p>
          </table:table-cell>
          <table:table-cell table:style-name="ce96" office:value-type="float" office:value="117.488333333333" calcext:value-type="float" table:number-columns-spanned="1" table:number-rows-spanned="8">
            <text:p>117.488</text:p>
          </table:table-cell>
          <table:table-cell table:style-name="ce96" office:value-type="float" office:value="54.261" calcext:value-type="float" table:number-columns-spanned="1" table:number-rows-spanned="8">
            <text:p>54.261</text:p>
          </table:table-cell>
          <table:table-cell table:style-name="ce96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9" office:value-type="float" office:value="116.955" calcext:value-type="float">
            <text:p>116.955</text:p>
          </table:table-cell>
          <table:table-cell table:style-name="ce158" office:value-type="float" office:value="115.391" calcext:value-type="float">
            <text:p>115.391</text:p>
          </table:table-cell>
          <table:table-cell table:style-name="ce158" office:value-type="float" office:value="111.136" calcext:value-type="float">
            <text:p>111.136</text:p>
          </table:table-cell>
          <table:table-cell table:style-name="ce158" office:value-type="float" office:value="110.715" calcext:value-type="float">
            <text:p>110.715</text:p>
          </table:table-cell>
          <table:table-cell table:style-name="ce158" office:value-type="float" office:value="129.375" calcext:value-type="float">
            <text:p>129.375</text:p>
          </table:table-cell>
          <table:table-cell table:style-name="ce158" table:number-columns-repeated="4"/>
          <table:table-cell table:style-name="ce17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50" office:value-type="float" office:value="114.323" calcext:value-type="float">
            <text:p>114.323</text:p>
          </table:table-cell>
          <table:table-cell table:style-name="ce159" office:value-type="float" office:value="110.364" calcext:value-type="float">
            <text:p>110.364</text:p>
          </table:table-cell>
          <table:table-cell table:style-name="ce159" table:number-columns-repeated="7"/>
          <table:table-cell table:style-name="ce173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50" office:value-type="float" office:value="115.102" calcext:value-type="float">
            <text:p>115.102</text:p>
          </table:table-cell>
          <table:table-cell table:style-name="ce159" office:value-type="float" office:value="112.273" calcext:value-type="float">
            <text:p>112.273</text:p>
          </table:table-cell>
          <table:table-cell table:style-name="ce159" office:value-type="float" office:value="111.852" calcext:value-type="float">
            <text:p>111.852</text:p>
          </table:table-cell>
          <table:table-cell table:style-name="ce159" table:number-columns-repeated="6"/>
          <table:table-cell table:style-name="ce173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50" office:value-type="float" office:value="116.773" calcext:value-type="float">
            <text:p>116.773</text:p>
          </table:table-cell>
          <table:table-cell table:style-name="ce159" office:value-type="float" office:value="111.764" calcext:value-type="float">
            <text:p>111.764</text:p>
          </table:table-cell>
          <table:table-cell table:style-name="ce159" office:value-type="float" office:value="109.943" calcext:value-type="float">
            <text:p>109.943</text:p>
          </table:table-cell>
          <table:table-cell table:style-name="ce159" office:value-type="float" office:value="121.022" calcext:value-type="float">
            <text:p>121.022</text:p>
          </table:table-cell>
          <table:table-cell table:style-name="ce159" office:value-type="float" office:value="97.361" calcext:value-type="float">
            <text:p>97.361</text:p>
          </table:table-cell>
          <table:table-cell table:style-name="ce159" office:value-type="float" office:value="274.309" calcext:value-type="float">
            <text:p>274.309</text:p>
          </table:table-cell>
          <table:table-cell table:style-name="ce159" table:number-columns-repeated="3"/>
          <table:table-cell table:style-name="ce173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50" office:value-type="float" office:value="112.829" calcext:value-type="float">
            <text:p>112.829</text:p>
          </table:table-cell>
          <table:table-cell table:style-name="ce159" office:value-type="float" office:value="118.406" calcext:value-type="float">
            <text:p>118.406</text:p>
          </table:table-cell>
          <table:table-cell table:style-name="ce159" office:value-type="float" office:value="113.68" calcext:value-type="float">
            <text:p>113.680</text:p>
          </table:table-cell>
          <table:table-cell table:style-name="ce159" office:value-type="float" office:value="132.45" calcext:value-type="float">
            <text:p>132.450</text:p>
          </table:table-cell>
          <table:table-cell table:style-name="ce159" office:value-type="float" office:value="128.312" calcext:value-type="float">
            <text:p>128.312</text:p>
          </table:table-cell>
          <table:table-cell table:style-name="ce159" table:number-columns-repeated="4"/>
          <table:table-cell table:style-name="ce173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1" office:value-type="float" office:value="116.772" calcext:value-type="float">
            <text:p>116.772</text:p>
          </table:table-cell>
          <table:table-cell table:style-name="ce152" office:value-type="float" office:value="119.576" calcext:value-type="float">
            <text:p>119.576</text:p>
          </table:table-cell>
          <table:table-cell table:style-name="ce152" office:value-type="float" office:value="118.678" calcext:value-type="float">
            <text:p>118.678</text:p>
          </table:table-cell>
          <table:table-cell table:style-name="ce152" table:number-columns-repeated="6"/>
          <table:table-cell table:style-name="ce174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52" table:formula="of:=[.$C$46]" office:value-type="float" office:value="117.488333333333" calcext:value-type="float">
            <text:p>117.488</text:p>
          </table:table-cell>
          <table:table-cell table:style-name="ce174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52" table:formula="of:=[.$D$46]" office:value-type="float" office:value="54.261" calcext:value-type="float">
            <text:p>54.261</text:p>
          </table:table-cell>
          <table:table-cell table:style-name="ce174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MG</text:p>
          </table:table-cell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SP</text:p>
          </table:table-cell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96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4"/>
          <table:table-cell table:style-name="ce59" table:number-columns-repeated="8"/>
          <table:table-cell table:style-name="ce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sv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mlp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rfc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office:value-type="string" calcext:value-type="string">
            <text:p>ada</text:p>
          </table:table-cell>
          <table:table-cell table:number-columns-repeated="10"/>
        </table:table-row>
        <table:table-row table:style-name="ro1">
          <table:table-cell/>
          <table:covered-table-cell table:style-name="ce81"/>
          <table:covered-table-cell table:number-columns-repeated="3"/>
          <table:table-cell table:style-name="ce87" office:value-type="string" calcext:value-type="string">
            <text:p>dt</text:p>
          </table:table-cell>
          <table:table-cell table:style-name="ce36"/>
          <table:table-cell table:style-name="ce61" table:number-columns-repeated="8"/>
          <table:table-cell table:style-name="ce71"/>
        </table:table-row>
        <table:table-row table:style-name="ro1">
          <table:table-cell/>
          <table:table-cell table:style-name="ce125" office:value-type="string" calcext:value-type="string" table:number-columns-spanned="1" table:number-rows-spanned="8">
            <text:p>UA</text:p>
          </table:table-cell>
          <table:table-cell table:style-name="ce96" office:value-type="float" office:value="71.822" calcext:value-type="float" table:number-columns-spanned="1" table:number-rows-spanned="8">
            <text:p>71.822</text:p>
          </table:table-cell>
          <table:table-cell table:style-name="ce96" table:number-columns-spanned="1" table:number-rows-spanned="8"/>
          <table:table-cell table:style-name="ce96" table:number-columns-spanned="1" table:number-rows-spanned="8"/>
          <table:table-cell office:value-type="string" calcext:value-type="string">
            <text:p>profile</text:p>
          </table:table-cell>
          <table:table-cell table:style-name="ce144" office:value-type="float" office:value="183.641" calcext:value-type="float">
            <text:p>183.641</text:p>
          </table:table-cell>
          <table:table-cell table:style-name="ce160" office:value-type="float" office:value="190.196" calcext:value-type="float">
            <text:p>190.196</text:p>
          </table:table-cell>
          <table:table-cell table:style-name="ce156" office:value-type="float" office:value="176.005" calcext:value-type="float">
            <text:p>176.005</text:p>
          </table:table-cell>
          <table:table-cell table:style-name="ce156" office:value-type="float" office:value="445.8" calcext:value-type="float">
            <text:p>445.800</text:p>
          </table:table-cell>
          <table:table-cell table:style-name="ce156" office:value-type="float" office:value="178.108" calcext:value-type="float">
            <text:p>178.108</text:p>
          </table:table-cell>
          <table:table-cell table:style-name="ce156" office:value-type="float" office:value="178.065" calcext:value-type="float">
            <text:p>178.065</text:p>
          </table:table-cell>
          <table:table-cell table:style-name="ce156" office:value-type="float" office:value="176.299" calcext:value-type="float">
            <text:p>176.299</text:p>
          </table:table-cell>
          <table:table-cell table:style-name="ce156" office:value-type="float" office:value="85.327" calcext:value-type="float">
            <text:p>85.327</text:p>
          </table:table-cell>
          <table:table-cell table:style-name="ce156" office:value-type="float" office:value="83.334" calcext:value-type="float">
            <text:p>83.334</text:p>
          </table:table-cell>
          <table:table-cell table:style-name="ce168" office:value-type="float" office:value="80.337" calcext:value-type="float">
            <text:p>80.33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5" office:value-type="float" office:value="182.183" calcext:value-type="float">
            <text:p>182.183</text:p>
          </table:table-cell>
          <table:table-cell table:style-name="ce161" office:value-type="float" office:value="983.381" calcext:value-type="float">
            <text:p>983.381</text:p>
          </table:table-cell>
          <table:table-cell table:style-name="ce154" office:value-type="float" office:value="188.386" calcext:value-type="float">
            <text:p>188.386</text:p>
          </table:table-cell>
          <table:table-cell table:style-name="ce154" office:value-type="float" office:value="185.593" calcext:value-type="float">
            <text:p>185.593</text:p>
          </table:table-cell>
          <table:table-cell table:style-name="ce154" office:value-type="float" office:value="188.01" calcext:value-type="float">
            <text:p>188.010</text:p>
          </table:table-cell>
          <table:table-cell table:style-name="ce154" office:value-type="float" office:value="185.792" calcext:value-type="float">
            <text:p>185.792</text:p>
          </table:table-cell>
          <table:table-cell table:style-name="ce154" office:value-type="float" office:value="206.896" calcext:value-type="float">
            <text:p>206.896</text:p>
          </table:table-cell>
          <table:table-cell table:style-name="ce154" office:value-type="float" office:value="188.323" calcext:value-type="float">
            <text:p>188.323</text:p>
          </table:table-cell>
          <table:table-cell table:style-name="ce154" office:value-type="float" office:value="190.001" calcext:value-type="float">
            <text:p>190.001</text:p>
          </table:table-cell>
          <table:table-cell table:style-name="ce169" office:value-type="float" office:value="74.433" calcext:value-type="float">
            <text:p>74.433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5" office:value-type="float" office:value="182.149" calcext:value-type="float">
            <text:p>182.149</text:p>
          </table:table-cell>
          <table:table-cell table:style-name="ce154" office:value-type="float" office:value="954.301" calcext:value-type="float">
            <text:p>954.301</text:p>
          </table:table-cell>
          <table:table-cell table:style-name="ce164" office:value-type="float" office:value="184.083" calcext:value-type="float">
            <text:p>184.083</text:p>
          </table:table-cell>
          <table:table-cell table:style-name="ce154" office:value-type="float" office:value="189.105" calcext:value-type="float">
            <text:p>189.105</text:p>
          </table:table-cell>
          <table:table-cell table:style-name="ce154" office:value-type="float" office:value="194.378" calcext:value-type="float">
            <text:p>194.378</text:p>
          </table:table-cell>
          <table:table-cell table:style-name="ce154" office:value-type="float" office:value="192.406" calcext:value-type="float">
            <text:p>192.406</text:p>
          </table:table-cell>
          <table:table-cell table:style-name="ce154" office:value-type="float" office:value="186.834" calcext:value-type="float">
            <text:p>186.834</text:p>
          </table:table-cell>
          <table:table-cell table:style-name="ce154" office:value-type="float" office:value="188.913" calcext:value-type="float">
            <text:p>188.913</text:p>
          </table:table-cell>
          <table:table-cell table:style-name="ce154" office:value-type="float" office:value="191.083" calcext:value-type="float">
            <text:p>191.083</text:p>
          </table:table-cell>
          <table:table-cell table:style-name="ce169" office:value-type="float" office:value="78.111" calcext:value-type="float">
            <text:p>78.111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53" office:value-type="float" office:value="198.312" calcext:value-type="float">
            <text:p>198.312</text:p>
          </table:table-cell>
          <table:table-cell table:style-name="ce154" office:value-type="float" office:value="177.22" calcext:value-type="float">
            <text:p>177.220</text:p>
          </table:table-cell>
          <table:table-cell table:style-name="ce154" office:value-type="float" office:value="1000.198" calcext:value-type="float">
            <text:p>1000.198</text:p>
          </table:table-cell>
          <table:table-cell table:style-name="ce154" office:value-type="float" office:value="184.479" calcext:value-type="float">
            <text:p>184.479</text:p>
          </table:table-cell>
          <table:table-cell table:style-name="ce154" office:value-type="float" office:value="191.224" calcext:value-type="float">
            <text:p>191.224</text:p>
          </table:table-cell>
          <table:table-cell table:style-name="ce154" office:value-type="float" office:value="181.293" calcext:value-type="float">
            <text:p>181.293</text:p>
          </table:table-cell>
          <table:table-cell table:style-name="ce154" office:value-type="float" office:value="182.167" calcext:value-type="float">
            <text:p>182.167</text:p>
          </table:table-cell>
          <table:table-cell table:style-name="ce154" office:value-type="float" office:value="87.371" calcext:value-type="float">
            <text:p>87.371</text:p>
          </table:table-cell>
          <table:table-cell table:style-name="ce154" office:value-type="float" office:value="92.792" calcext:value-type="float">
            <text:p>92.792</text:p>
          </table:table-cell>
          <table:table-cell table:style-name="ce169" office:value-type="float" office:value="81.015" calcext:value-type="float">
            <text:p>81.015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53" office:value-type="float" office:value="188.818" calcext:value-type="float">
            <text:p>188.818</text:p>
          </table:table-cell>
          <table:table-cell table:style-name="ce154" office:value-type="float" office:value="178.515" calcext:value-type="float">
            <text:p>178.515</text:p>
          </table:table-cell>
          <table:table-cell table:style-name="ce154" office:value-type="float" office:value="940.259" calcext:value-type="float">
            <text:p>940.259</text:p>
          </table:table-cell>
          <table:table-cell table:style-name="ce154" office:value-type="float" office:value="181.94" calcext:value-type="float">
            <text:p>181.940</text:p>
          </table:table-cell>
          <table:table-cell table:style-name="ce154" office:value-type="float" office:value="189.472" calcext:value-type="float">
            <text:p>189.472</text:p>
          </table:table-cell>
          <table:table-cell table:style-name="ce154" office:value-type="float" office:value="180.863" calcext:value-type="float">
            <text:p>180.863</text:p>
          </table:table-cell>
          <table:table-cell table:style-name="ce154" office:value-type="float" office:value="174.017" calcext:value-type="float">
            <text:p>174.017</text:p>
          </table:table-cell>
          <table:table-cell table:style-name="ce154" office:value-type="float" office:value="182.733" calcext:value-type="float">
            <text:p>182.733</text:p>
          </table:table-cell>
          <table:table-cell table:style-name="ce154" office:value-type="float" office:value="98.37" calcext:value-type="float">
            <text:p>98.370</text:p>
          </table:table-cell>
          <table:table-cell table:style-name="ce169" office:value-type="float" office:value="76.735" calcext:value-type="float">
            <text:p>76.735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8" office:value-type="float" office:value="193.49" calcext:value-type="float">
            <text:p>193.490</text:p>
          </table:table-cell>
          <table:table-cell table:style-name="ce157" office:value-type="float" office:value="189.31" calcext:value-type="float">
            <text:p>189.310</text:p>
          </table:table-cell>
          <table:table-cell table:style-name="ce157" office:value-type="float" office:value="1133.344" calcext:value-type="float">
            <text:p>1133.344</text:p>
          </table:table-cell>
          <table:table-cell table:style-name="ce157" office:value-type="float" office:value="185.944" calcext:value-type="float">
            <text:p>185.944</text:p>
          </table:table-cell>
          <table:table-cell table:style-name="ce157" office:value-type="float" office:value="196.75" calcext:value-type="float">
            <text:p>196.750</text:p>
          </table:table-cell>
          <table:table-cell table:style-name="ce157" office:value-type="float" office:value="107.761" calcext:value-type="float">
            <text:p>107.761</text:p>
          </table:table-cell>
          <table:table-cell table:style-name="ce157" office:value-type="float" office:value="91.853" calcext:value-type="float">
            <text:p>91.853</text:p>
          </table:table-cell>
          <table:table-cell table:style-name="ce157" office:value-type="float" office:value="93.464" calcext:value-type="float">
            <text:p>93.464</text:p>
          </table:table-cell>
          <table:table-cell table:style-name="ce157" office:value-type="float" office:value="94.082" calcext:value-type="float">
            <text:p>94.082</text:p>
          </table:table-cell>
          <table:table-cell table:style-name="ce170" office:value-type="float" office:value="80.747" calcext:value-type="float">
            <text:p>80.74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48" table:formula="of:=[.$C$66]" office:value-type="float" office:value="71.822" calcext:value-type="float">
            <text:p>71.822</text:p>
          </table:table-cell>
          <table:table-cell table:style-name="ce170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48" table:formula="of:=AVERAGE([.$P$66:.$P$71])" office:value-type="float" office:value="78.563" calcext:value-type="float">
            <text:p>78.563</text:p>
          </table:table-cell>
          <table:table-cell table:style-name="ce170"/>
        </table:table-row>
        <table:table-row table:style-name="ro1">
          <table:table-cell/>
          <table:table-cell table:style-name="Default" table:number-columns-repeated="5"/>
          <table:table-cell table:style-name="ce154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3"/>
          <table:table-cell table:style-name="ce136" table:number-columns-repeated="2"/>
          <table:table-cell table:style-name="ce142"/>
          <table:table-cell table:style-name="ce162" table:number-columns-repeated="8"/>
          <table:table-cell table:style-name="ce136"/>
        </table:table-row>
        <table:table-row table:style-name="ro1">
          <table:table-cell/>
          <table:table-cell table:style-name="Default" table:number-columns-repeated="3"/>
          <table:table-cell table:style-name="ce136"/>
          <table:table-cell table:style-name="ce142"/>
          <table:table-cell table:style-name="ce155"/>
          <table:table-cell table:style-name="ce163"/>
          <table:table-cell table:style-name="ce165" table:number-columns-repeated="7"/>
          <table:table-cell table:style-name="ce163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136" table:number-columns-repeated="12"/>
        </table:table-row>
        <table:table-row table:style-name="ro1">
          <table:table-cell/>
          <table:table-cell table:style-name="Default" table:number-columns-repeated="3"/>
          <table:table-cell table:style-name="ce136" table:number-columns-repeated="1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175" office:value-type="string" calcext:value-type="string" table:number-columns-spanned="1" table:number-rows-spanned="2">
            <text:p>Experiment</text:p>
          </table:table-cell>
          <table:table-cell table:style-name="ce175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175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175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107" calcext:value-type="float">
            <text:p>5.107</text:p>
          </table:table-cell>
          <table:table-cell table:style-name="ce11" office:value-type="float" office:value="5.415" calcext:value-type="float">
            <text:p>5.415</text:p>
          </table:table-cell>
          <table:table-cell table:style-name="ce11" office:value-type="float" office:value="5.08" calcext:value-type="float">
            <text:p>5.080</text:p>
          </table:table-cell>
          <table:table-cell table:style-name="ce13" table:formula="of:=AVERAGE([.C11:.E11])" office:value-type="float" office:value="5.20066666666667" calcext:value-type="float">
            <text:p>5.201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  <table:table-cell table:number-columns-repeated="998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136"/>
          <table:table-cell table:style-name="ce134" office:value-type="float" office:value="0" calcext:value-type="float">
            <text:p>0</text:p>
          </table:table-cell>
          <table:table-cell/>
          <table:table-cell table:style-name="ce134" table:number-columns-repeated="19"/>
          <table:table-cell table:style-name="ce136"/>
          <table:table-cell table:style-name="ce134" table:number-columns-repeated="3"/>
          <table:table-cell table:style-name="ce136" table:number-columns-repeated="998"/>
        </table:table-row>
        <table:table-row table:style-name="ro1">
          <table:table-cell/>
          <table:table-cell table:style-name="ce134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137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137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68765553477536" calcext:value-type="float">
            <text:p>0.86876555347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233702796999811" calcext:value-type="float">
            <text:p>0.23370279699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227433945148958" calcext:value-type="float">
            <text:p>0.22743394514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02957011175659" calcext:value-type="float">
            <text:p>0.05029570111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49447596929512" calcext:value-type="float">
            <text:p>0.03494475969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9590197113705" calcext:value-type="float">
            <text:p>0.00379590197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0301629613653" calcext:value-type="float">
            <text:p>0.00100301629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48975492784262" calcext:value-type="float">
            <text:p>0.0009489754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501508148068264" calcext:value-type="float">
            <text:p>0.00050150814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137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286097361555005" calcext:value-type="float">
            <text:p>0.0002860973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23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  <table:table-cell table:number-columns-repeated="998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136"/>
          <table:table-cell table:style-name="ce134" office:value-type="float" office:value="0" calcext:value-type="float">
            <text:p>0</text:p>
          </table:table-cell>
          <table:table-cell/>
          <table:table-cell table:style-name="ce134" table:number-columns-repeated="19"/>
          <table:table-cell table:style-name="ce136"/>
          <table:table-cell table:style-name="ce134" table:number-columns-repeated="3"/>
          <table:table-cell table:style-name="ce136" table:number-columns-repeated="998"/>
        </table:table-row>
        <table:table-row table:style-name="ro1">
          <table:table-cell/>
          <table:table-cell table:style-name="ce134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73115045848016" calcext:value-type="float">
            <text:p>0.27311504584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0108326220093" calcext:value-type="float">
            <text:p>0.2010832622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405038597234428" calcext:value-type="float">
            <text:p>0.40503859723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36683789396407" calcext:value-type="float">
            <text:p>0.36683789396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31850449436973" calcext:value-type="float">
            <text:p>0.1318504494369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63005952893136" calcext:value-type="float">
            <text:p>0.263005952893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73847200750084" calcext:value-type="float">
            <text:p>0.17384720075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67010706182214" calcext:value-type="float">
            <text:p>0.167010706182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363108919184257" calcext:value-type="float">
            <text:p>0.363108919184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07916539995556" calcext:value-type="float">
            <text:p>0.1079165399955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227382668207322" calcext:value-type="float">
            <text:p>0.22738266820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70370256735082" calcext:value-type="float">
            <text:p>0.170370256735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44389659523528" calcext:value-type="float">
            <text:p>0.144389659523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344211906768716" calcext:value-type="float">
            <text:p>0.344211906768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0698176985718119" calcext:value-type="float">
            <text:p>0.0698176985718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22835014843175" calcext:value-type="float">
            <text:p>0.22283501484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00901262081073" calcext:value-type="float">
            <text:p>0.03009012620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41501866333057" calcext:value-type="float">
            <text:p>0.14150186633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307354381368066" calcext:value-type="float">
            <text:p>0.30735438136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0603611226845636" calcext:value-type="float">
            <text:p>0.06036112268456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113329210788987" calcext:value-type="float">
            <text:p>0.1133292107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260001202974304" calcext:value-type="float">
            <text:p>0.026000120297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15906556397564" calcext:value-type="float">
            <text:p>0.115906556397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97429850393744" calcext:value-type="float">
            <text:p>0.297429850393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0591539002308723" calcext:value-type="float">
            <text:p>0.05915390023087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473271114554542" calcext:value-type="float">
            <text:p>0.047327111455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34455974506961" calcext:value-type="float">
            <text:p>0.023445597450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076466124553904" calcext:value-type="float">
            <text:p>0.07646612455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08465440222966" calcext:value-type="float">
            <text:p>0.0508465440222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312270544635339" calcext:value-type="float">
            <text:p>0.03122705446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231871893989612" calcext:value-type="float">
            <text:p>0.023187189398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650371786327443" calcext:value-type="float">
            <text:p>0.065037178632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53434231360052" calcext:value-type="float">
            <text:p>0.0453434231360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96690277076019" calcext:value-type="float">
            <text:p>0.029669027707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30687928588473" calcext:value-type="float">
            <text:p>0.023068792858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6730711665276" calcext:value-type="float">
            <text:p>0.056730711665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34662672753026" calcext:value-type="float">
            <text:p>0.134662672753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9389913671296" calcext:value-type="float">
            <text:p>0.029389913671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28342567684186" calcext:value-type="float">
            <text:p>0.02283425676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10469591558398" calcext:value-type="float">
            <text:p>0.04104695915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31969419297965" calcext:value-type="float">
            <text:p>0.13196941929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27019039548522" calcext:value-type="float">
            <text:p>0.02701903954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02957917911844" calcext:value-type="float">
            <text:p>0.020295791791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03225868430994" calcext:value-type="float">
            <text:p>0.0203225868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52170605951918" calcext:value-type="float">
            <text:p>0.025217060595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6495560850166" calcext:value-type="float">
            <text:p>0.01649556085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92519370461351" calcext:value-type="float">
            <text:p>0.008925193704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61954228379819" calcext:value-type="float">
            <text:p>0.02619542283798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36757802622306" calcext:value-type="float">
            <text:p>0.02367578026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58684632559841" calcext:value-type="float">
            <text:p>0.0158684632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785417046005989" calcext:value-type="float">
            <text:p>0.00785417046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158601080331633" calcext:value-type="float">
            <text:p>0.01586010803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932996023016332" calcext:value-type="float">
            <text:p>0.0093299602301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18697642457407" calcext:value-type="float">
            <text:p>0.021869764245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53763568437511" calcext:value-type="float">
            <text:p>0.015376356843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755526206618736" calcext:value-type="float">
            <text:p>0.007555262066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5703157706967" calcext:value-type="float">
            <text:p>0.014570315770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777496685846943" calcext:value-type="float">
            <text:p>0.0077749668584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07011824533435" calcext:value-type="float">
            <text:p>0.02070118245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1755130106998" calcext:value-type="float">
            <text:p>0.015175513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749716271187535" calcext:value-type="float">
            <text:p>0.007497162711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42370707988633" calcext:value-type="float">
            <text:p>0.01423707079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68419708354531" calcext:value-type="float">
            <text:p>0.00684197083545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190703266604786" calcext:value-type="float">
            <text:p>0.019070326660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3531194022501" calcext:value-type="float">
            <text:p>0.01353119402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92446099400017" calcext:value-type="float">
            <text:p>0.006924460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2560617043704" calcext:value-type="float">
            <text:p>0.012560617043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82170405589423" calcext:value-type="float">
            <text:p>0.018217040558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23010854750009" calcext:value-type="float">
            <text:p>0.01230108547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678314721550627" calcext:value-type="float">
            <text:p>0.00678314721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114756384328427" calcext:value-type="float">
            <text:p>0.01147563843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65609459626748" calcext:value-type="float">
            <text:p>0.016560945962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16860312012508" calcext:value-type="float">
            <text:p>0.011686031201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651315695360979" calcext:value-type="float">
            <text:p>0.0065131569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10533429984595" calcext:value-type="float">
            <text:p>0.01105334299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621997348677554" calcext:value-type="float">
            <text:p>0.00621997348677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57328986645411" calcext:value-type="float">
            <text:p>0.01573289866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114169173321869" calcext:value-type="float">
            <text:p>0.01141691733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573157811917662" calcext:value-type="float">
            <text:p>0.005731578119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100985618209016" calcext:value-type="float">
            <text:p>0.010098561820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590897481243677" calcext:value-type="float">
            <text:p>0.0059089748124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56713547317043" calcext:value-type="float">
            <text:p>0.01567135473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846318040319154" calcext:value-type="float">
            <text:p>0.00846318040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568886289347926" calcext:value-type="float">
            <text:p>0.005688862893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00484936349632" calcext:value-type="float">
            <text:p>0.010048493634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583490852617448" calcext:value-type="float">
            <text:p>0.0058349085261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3185646189938" calcext:value-type="float">
            <text:p>0.015318564618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88252129874234" calcext:value-type="float">
            <text:p>0.00388252129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560551604276204" calcext:value-type="float">
            <text:p>0.005605516042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528697746375921" calcext:value-type="float">
            <text:p>0.00528697746375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44101544258784" calcext:value-type="float">
            <text:p>0.0144101544258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192943765754603" calcext:value-type="float">
            <text:p>0.001929437657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546654313502275" calcext:value-type="float">
            <text:p>0.005466543135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503009355704697" calcext:value-type="float">
            <text:p>0.0050300935570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1886432650957" calcext:value-type="float">
            <text:p>0.01418864326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101894745623837" calcext:value-type="float">
            <text:p>0.0010189474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521052556288783" calcext:value-type="float">
            <text:p>0.005210525562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497597878942043" calcext:value-type="float">
            <text:p>0.004975978789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782821697384591" calcext:value-type="float">
            <text:p>0.00782821697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0949915567477478" calcext:value-type="float">
            <text:p>0.000949915567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51649186925233" calcext:value-type="float">
            <text:p>0.005164918692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954606895321506" calcext:value-type="float">
            <text:p>0.00954606895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442648233020133" calcext:value-type="float">
            <text:p>0.0044264823302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6465004781874" calcext:value-type="float">
            <text:p>0.003646500478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073313591622163" calcext:value-type="float">
            <text:p>0.00073313591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494999928474344" calcext:value-type="float">
            <text:p>0.004949999284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72148520896043" calcext:value-type="float">
            <text:p>0.00872148520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422527858791945" calcext:value-type="float">
            <text:p>0.0042252785879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81038160789098" calcext:value-type="float">
            <text:p>0.002810381607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0645159606275034" calcext:value-type="float">
            <text:p>0.000645159606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442894672845466" calcext:value-type="float">
            <text:p>0.00442894672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382287110335569" calcext:value-type="float">
            <text:p>0.00382287110335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257109203820418" calcext:value-type="float">
            <text:p>0.00257109203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0615834169626169" calcext:value-type="float">
            <text:p>0.000615834169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416842045031027" calcext:value-type="float">
            <text:p>0.00416842045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342046361879194" calcext:value-type="float">
            <text:p>0.0034204636187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248325801125577" calcext:value-type="float">
            <text:p>0.002483258011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0557183296328438" calcext:value-type="float">
            <text:p>0.000557183296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30340602098556" calcext:value-type="float">
            <text:p>0.003034060209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803879490797058" calcext:value-type="float">
            <text:p>0.008038794907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321925987651006" calcext:value-type="float">
            <text:p>0.003219259876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236453839936092" calcext:value-type="float">
            <text:p>0.00236453839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0524091347573781" calcext:value-type="float">
            <text:p>0.0005240913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6195473847059" calcext:value-type="float">
            <text:p>0.0026195473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75931044260604" calcext:value-type="float">
            <text:p>0.0075931044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154028208230484" calcext:value-type="float">
            <text:p>0.00154028208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215065976186861" calcext:value-type="float">
            <text:p>0.002150659761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135544823242826" calcext:value-type="float">
            <text:p>0.00135544823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00861333825522" calcext:value-type="float">
            <text:p>0.00090086133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32018579002561" calcext:value-type="float">
            <text:p>0.00132018579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696197277793254" calcext:value-type="float">
            <text:p>0.00069619727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183610214925483" calcext:value-type="float">
            <text:p>0.00183610214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129383694913606" calcext:value-type="float">
            <text:p>0.00129383694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21923028529412" calcext:value-type="float">
            <text:p>0.000121923028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43567775332142" calcext:value-type="float">
            <text:p>0.000435677753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117061438255167" calcext:value-type="float">
            <text:p>0.001170614382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9842399851" calcext:value-type="float">
            <text:p>0.000117298423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88344140632509" calcext:value-type="float">
            <text:p>0.000988344140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291494535589229" calcext:value-type="float">
            <text:p>0.291494535589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5333422079" calcext:value-type="float">
            <text:p>0.16792533342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81810408548889" calcext:value-type="float">
            <text:p>0.38181040854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75079516177026" calcext:value-type="float">
            <text:p>0.475079516177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828228262483388" calcext:value-type="float">
            <text:p>0.082822826248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899076323199" calcext:value-type="float">
            <text:p>0.16789907632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3195325760472" calcext:value-type="float">
            <text:p>0.16319532576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13370473836752" calcext:value-type="float">
            <text:p>0.113370473836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17889378865043" calcext:value-type="float">
            <text:p>0.081788937886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0290689502" calcext:value-type="float">
            <text:p>0.160160290689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55648721101028" calcext:value-type="float">
            <text:p>0.15564872110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10665312155419" calcext:value-type="float">
            <text:p>0.110665312155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52735102703853" calcext:value-type="float">
            <text:p>0.05527351027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37486495281" calcext:value-type="float">
            <text:p>0.16013748649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20414936218018" calcext:value-type="float">
            <text:p>0.120414936218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07463901869016" calcext:value-type="float">
            <text:p>0.107463901869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49200586437353" calcext:value-type="float">
            <text:p>0.0549200586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7324804610451" calcext:value-type="float">
            <text:p>0.08732480461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14846615468052" calcext:value-type="float">
            <text:p>0.11484661546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883716905065722" calcext:value-type="float">
            <text:p>0.08837169050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534795573987029" calcext:value-type="float">
            <text:p>0.053479557398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2974490758143" calcext:value-type="float">
            <text:p>0.06297449075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785628591173486" calcext:value-type="float">
            <text:p>0.07856285911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868227037591079" calcext:value-type="float">
            <text:p>0.086822703759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759760925680206" calcext:value-type="float">
            <text:p>0.07597609256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534781571173127" calcext:value-type="float">
            <text:p>0.05347815711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892043919672" calcext:value-type="float">
            <text:p>0.05628920439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62982650003682" calcext:value-type="float">
            <text:p>0.062982650003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835581982359466" calcext:value-type="float">
            <text:p>0.08355819823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697269442723207" calcext:value-type="float">
            <text:p>0.06972694427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59285732243868" calcext:value-type="float">
            <text:p>0.05592857322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94877686384992" calcext:value-type="float">
            <text:p>0.05948776863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828077810419237" calcext:value-type="float">
            <text:p>0.08280778104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727057838567" calcext:value-type="float">
            <text:p>0.0572705783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7077713588802" calcext:value-type="float">
            <text:p>0.04270777135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551352818968095" calcext:value-type="float">
            <text:p>0.05513528189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674183764291213" calcext:value-type="float">
            <text:p>0.067418376429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510068504414771" calcext:value-type="float">
            <text:p>0.051006850441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24361160999382" calcext:value-type="float">
            <text:p>0.042436116099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484173740009004" calcext:value-type="float">
            <text:p>0.048417374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509972137020255" calcext:value-type="float">
            <text:p>0.05099721370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510055042315982" calcext:value-type="float">
            <text:p>0.051005504231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0295908599342493" calcext:value-type="float">
            <text:p>0.029590859934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460576522204004" calcext:value-type="float">
            <text:p>0.046057652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23710077712535" calcext:value-type="float">
            <text:p>0.05237100777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442037159814581" calcext:value-type="float">
            <text:p>0.04420371598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45391746768" calcext:value-type="float">
            <text:p>0.021354539174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43337454847629" calcext:value-type="float">
            <text:p>0.04333745484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5426721000477" calcext:value-type="float">
            <text:p>0.04254267210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12188321324146" calcext:value-type="float">
            <text:p>0.0212188321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65201074969684" calcext:value-type="float">
            <text:p>0.026520107496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356072602308855" calcext:value-type="float">
            <text:p>0.035607260230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350156397764316" calcext:value-type="float">
            <text:p>0.035015639776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0313654414" calcext:value-type="float">
            <text:p>0.01941303136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56277152148483" calcext:value-type="float">
            <text:p>0.025627715214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979859954217" calcext:value-type="float">
            <text:p>0.029798599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278608500091246" calcext:value-type="float">
            <text:p>0.0278608500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982054747547" calcext:value-type="float">
            <text:p>0.02129820547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184800855809647" calcext:value-type="float">
            <text:p>0.018480085580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47047650480397" calcext:value-type="float">
            <text:p>0.02470476504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91486281480363" calcext:value-type="float">
            <text:p>0.02914862814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245602605292983" calcext:value-type="float">
            <text:p>0.0245602605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6298123303539" calcext:value-type="float">
            <text:p>0.019629812330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26999652422" calcext:value-type="float">
            <text:p>0.01844269996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021982397577" calcext:value-type="float">
            <text:p>0.021202198239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286972232293614" calcext:value-type="float">
            <text:p>0.02869722322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51309234702" calcext:value-type="float">
            <text:p>0.021355130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3764785455126" calcext:value-type="float">
            <text:p>0.01937647854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21411542935" calcext:value-type="float">
            <text:p>0.018442141154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9742855117038" calcext:value-type="float">
            <text:p>0.019974285511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220033766657914" calcext:value-type="float">
            <text:p>0.022003376665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7553849729" calcext:value-type="float">
            <text:p>0.01941375538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095368621593" calcext:value-type="float">
            <text:p>0.018409536862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21388637934" calcext:value-type="float">
            <text:p>0.018442138863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2511652297881" calcext:value-type="float">
            <text:p>0.019251165229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19584691661604" calcext:value-type="float">
            <text:p>0.0219584691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3938058329131" calcext:value-type="float">
            <text:p>0.018393805832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385610838582" calcext:value-type="float">
            <text:p>0.018438561083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2886069682987" calcext:value-type="float">
            <text:p>0.018288606968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112555442039389" calcext:value-type="float">
            <text:p>0.011255544203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3608936050591" calcext:value-type="float">
            <text:p>0.018360893605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584454296225" calcext:value-type="float">
            <text:p>0.017458445429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181076874776035" calcext:value-type="float">
            <text:p>0.01810768747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102751000728245" calcext:value-type="float">
            <text:p>0.01027510007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2988945209832" calcext:value-type="float">
            <text:p>0.01829889452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308534635348" calcext:value-type="float">
            <text:p>0.01553085346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0686186751022" calcext:value-type="float">
            <text:p>0.018068618675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02403154376811" calcext:value-type="float">
            <text:p>0.010240315437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673212749676" calcext:value-type="float">
            <text:p>0.017367321274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599520010755" calcext:value-type="float">
            <text:p>0.01455995200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78964280713436" calcext:value-type="float">
            <text:p>0.017896428071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0984364126035565" calcext:value-type="float">
            <text:p>0.00984364126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723798464756" calcext:value-type="float">
            <text:p>0.017472379846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008035669728" calcext:value-type="float">
            <text:p>0.015500803566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599130736433" calcext:value-type="float">
            <text:p>0.0145599130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77235464686932" calcext:value-type="float">
            <text:p>0.017723546468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0979058424248264" calcext:value-type="float">
            <text:p>0.009790584242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55310043079783" calcext:value-type="float">
            <text:p>0.01553100430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215037327873" calcext:value-type="float">
            <text:p>0.014521503732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3987505860599" calcext:value-type="float">
            <text:p>0.0143987505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260487068093" calcext:value-type="float">
            <text:p>0.017326048706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0971064993726255" calcext:value-type="float">
            <text:p>0.009710649937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363087741585" calcext:value-type="float">
            <text:p>0.01513630877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488345466322" calcext:value-type="float">
            <text:p>0.014448834546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33428367317365" calcext:value-type="float">
            <text:p>0.013342836731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040620770369" calcext:value-type="float">
            <text:p>0.01510406207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0969224107559912" calcext:value-type="float">
            <text:p>0.009692241075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51241367283555" calcext:value-type="float">
            <text:p>0.01512413672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4015092025572" calcext:value-type="float">
            <text:p>0.0144015092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6189188246025" calcext:value-type="float">
            <text:p>0.01261891882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7847842863453" calcext:value-type="float">
            <text:p>0.014784784286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0921628389391296" calcext:value-type="float">
            <text:p>0.009216283893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6013205522375" calcext:value-type="float">
            <text:p>0.012601320552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8643261807" calcext:value-type="float">
            <text:p>0.012618864326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4560442543803" calcext:value-type="float">
            <text:p>0.014456044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0839617612029996" calcext:value-type="float">
            <text:p>0.008396176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001160893126" calcext:value-type="float">
            <text:p>0.01260011608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5989067628024" calcext:value-type="float">
            <text:p>0.012598906762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324373208667" calcext:value-type="float">
            <text:p>0.014432437320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0832161760177232" calcext:value-type="float">
            <text:p>0.00832161760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3589628769481" calcext:value-type="float">
            <text:p>0.013589628769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255340239751" calcext:value-type="float">
            <text:p>0.01252553402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24971141155" calcext:value-type="float">
            <text:p>0.012562497114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9366862505521" calcext:value-type="float">
            <text:p>0.012936686250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0818765584129666" calcext:value-type="float">
            <text:p>0.00818765584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4975308305194" calcext:value-type="float">
            <text:p>0.012497530830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47929275065" calcext:value-type="float">
            <text:p>0.011647929275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129200580872915" calcext:value-type="float">
            <text:p>0.01292005808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797449872739451" calcext:value-type="float">
            <text:p>0.007974498727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24874711936668" calcext:value-type="float">
            <text:p>0.012487471193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6467843883155" calcext:value-type="float">
            <text:p>0.01164678438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57485939757" calcext:value-type="float">
            <text:p>0.01256574859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0767423468450382" calcext:value-type="float">
            <text:p>0.007674234684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174590817592" calcext:value-type="float">
            <text:p>0.01251745908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118831529664169" calcext:value-type="float">
            <text:p>0.011883152966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41801530668" calcext:value-type="float">
            <text:p>0.011644180153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3649790633244" calcext:value-type="float">
            <text:p>0.012364979063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0728141540155078" calcext:value-type="float">
            <text:p>0.00728141540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116606377873567" calcext:value-type="float">
            <text:p>0.011660637787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5853345046871" calcext:value-type="float">
            <text:p>0.011585334504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3342623212899" calcext:value-type="float">
            <text:p>0.01233426232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0688413256822402" calcext:value-type="float">
            <text:p>0.00688413256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131306342339" calcext:value-type="float">
            <text:p>0.011613130634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5838186756459" calcext:value-type="float">
            <text:p>0.01158381867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420684029915" calcext:value-type="float">
            <text:p>0.011420684029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0676131430144001" calcext:value-type="float">
            <text:p>0.0067613143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5597798619216" calcext:value-type="float">
            <text:p>0.011559779861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5178932691304" calcext:value-type="float">
            <text:p>0.01151789326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3663713348846" calcext:value-type="float">
            <text:p>0.011366371334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0675556668558816" calcext:value-type="float">
            <text:p>0.006755566685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3143616858003" calcext:value-type="float">
            <text:p>0.0113143616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67247734113" calcext:value-type="float">
            <text:p>0.010676724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0629879659332869" calcext:value-type="float">
            <text:p>0.006298796593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1984446249238" calcext:value-type="float">
            <text:p>0.011198444624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108168972555" calcext:value-type="float">
            <text:p>0.010610816897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612059262535408" calcext:value-type="float">
            <text:p>0.006120592625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107283963891241" calcext:value-type="float">
            <text:p>0.010728396389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574839" calcext:value-type="float">
            <text:p>0.010200656574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0610104805180971" calcext:value-type="float">
            <text:p>0.0061010480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20942722736" calcext:value-type="float">
            <text:p>0.010620942722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63466738368" calcext:value-type="float">
            <text:p>0.009706634667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609636683559724" calcext:value-type="float">
            <text:p>0.006096366835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301472" calcext:value-type="float">
            <text:p>0.0102006563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7590679027515" calcext:value-type="float">
            <text:p>0.00967590679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344554575464" calcext:value-type="float">
            <text:p>0.009703445545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605271832846964" calcext:value-type="float">
            <text:p>0.0060527183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3255636442145" calcext:value-type="float">
            <text:p>0.009632556364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030627960766" calcext:value-type="float">
            <text:p>0.009700306279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3111295651391" calcext:value-type="float">
            <text:p>0.01031112956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0604861315405449" calcext:value-type="float">
            <text:p>0.006048613154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62439847266109" calcext:value-type="float">
            <text:p>0.009624398472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8873626398688" calcext:value-type="float">
            <text:p>0.009688736263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595628930209436" calcext:value-type="float">
            <text:p>0.00595628930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2109388558939" calcext:value-type="float">
            <text:p>0.00962109388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77309871269" calcext:value-type="float">
            <text:p>0.006794773098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0569978996240807" calcext:value-type="float">
            <text:p>0.00569978996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94193156696918" calcext:value-type="float">
            <text:p>0.0094193156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241188202824" calcext:value-type="float">
            <text:p>0.00679241188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50594987641706" calcext:value-type="float">
            <text:p>0.009505949876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545843722753111" calcext:value-type="float">
            <text:p>0.00545843722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8467789424527" calcext:value-type="float">
            <text:p>0.006784677894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832033019842" calcext:value-type="float">
            <text:p>0.00672832033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47710979104643" calcext:value-type="float">
            <text:p>0.009477109791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521696446460295" calcext:value-type="float">
            <text:p>0.00521696446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7313475319261" calcext:value-type="float">
            <text:p>0.006773134753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63183061710205" calcext:value-type="float">
            <text:p>0.006631830617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515675237608772" calcext:value-type="float">
            <text:p>0.005156752376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255028057102" calcext:value-type="float">
            <text:p>0.00672255028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3513741640446" calcext:value-type="float">
            <text:p>0.00673513741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513323578002443" calcext:value-type="float">
            <text:p>0.00513323578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1689898910436" calcext:value-type="float">
            <text:p>0.00671689898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64152586530994" calcext:value-type="float">
            <text:p>0.00664152586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364070770077539" calcext:value-type="float">
            <text:p>0.003640707700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634425686966775" calcext:value-type="float">
            <text:p>0.006344256869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0419164899744396" calcext:value-type="float">
            <text:p>0.004191648997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34382892939177" calcext:value-type="float">
            <text:p>0.006343828929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362713906698695" calcext:value-type="float">
            <text:p>0.003627139066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574716435292933" calcext:value-type="float">
            <text:p>0.005747164352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0287924181341702" calcext:value-type="float">
            <text:p>0.00287924181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596285443821841" calcext:value-type="float">
            <text:p>0.005962854438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361165776392263" calcext:value-type="float">
            <text:p>0.00361165776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327470140390645" calcext:value-type="float">
            <text:p>0.0032747014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294274261679637" calcext:value-type="float">
            <text:p>0.002942742616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188153747639196" calcext:value-type="float">
            <text:p>0.001881537476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576370073072718" calcext:value-type="float">
            <text:p>0.005763700730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35932650460171" calcext:value-type="float">
            <text:p>0.003593265046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242736335348227" calcext:value-type="float">
            <text:p>0.00242736335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33029925436643" calcext:value-type="float">
            <text:p>0.000933029925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57580574493" calcext:value-type="float">
            <text:p>0.00097065758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715915497950273" calcext:value-type="float">
            <text:p>0.00071591549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504385307687899" calcext:value-type="float">
            <text:p>0.000504385307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table:style-name="ce137" office:value-type="float" office:value="0.0000480989500007729" calcext:value-type="float">
            <text:p>4.8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922218547949333" calcext:value-type="float">
            <text:p>0.000922218547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588897039021952" calcext:value-type="float">
            <text:p>0.00058889703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494990519491211" calcext:value-type="float">
            <text:p>0.000494990519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137" office:value-type="float" office:value="0.000029782977543071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137" office:value-type="float" office:value="0.0000321560639389741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20064438720485" calcext:value-type="float">
            <text:p>0.00042006443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94223877704284" calcext:value-type="float">
            <text:p>0.000494223877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137" office:value-type="float" office:value="0.0000293864013563638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137" office:value-type="float" office:value="0.0000294536764804546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137" office:value-type="float" office:value="0.0000943694019207959" calcext:value-type="float">
            <text:p>9.4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482488091571697" calcext:value-type="float">
            <text:p>0.000482488091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2945979137954" calcext:value-type="float">
            <text:p>0.40294597913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268485309388" calcext:value-type="float">
            <text:p>0.4032684853093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41863726046066" calcext:value-type="float">
            <text:p>0.24186372604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6687701924759" calcext:value-type="float">
            <text:p>0.3668770192475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472989568977" calcext:value-type="float">
            <text:p>0.20147298956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634242654694" calcext:value-type="float">
            <text:p>0.2016342426546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0927825823211" calcext:value-type="float">
            <text:p>0.18092782582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0660604835841" calcext:value-type="float">
            <text:p>0.2006606048358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629656114279946" calcext:value-type="float">
            <text:p>0.062965611427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44058776566232" calcext:value-type="float">
            <text:p>0.0744058776566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0685729604989" calcext:value-type="float">
            <text:p>0.060068572960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620608145078052" calcext:value-type="float">
            <text:p>0.0620608145078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07626471424" calcext:value-type="float">
            <text:p>0.030007626471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302485000678" calcext:value-type="float">
            <text:p>0.06013024850006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8286509494821" calcext:value-type="float">
            <text:p>0.02982865094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594064508911683" calcext:value-type="float">
            <text:p>0.05940645089116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157523785052738" calcext:value-type="float">
            <text:p>0.015752378505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9671091201263" calcext:value-type="float">
            <text:p>0.0299671091201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643329023058" calcext:value-type="float">
            <text:p>0.006764332902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7816312190039" calcext:value-type="float">
            <text:p>0.0297816312190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0626055118451158" calcext:value-type="float">
            <text:p>0.006260551184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7953419032722" calcext:value-type="float">
            <text:p>0.0067795341903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0792770414658" calcext:value-type="float">
            <text:p>0.005807927704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80008563615347" calcext:value-type="float">
            <text:p>0.00580008563615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77328728054492" calcext:value-type="float">
            <text:p>0.005773287280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6418668754914" calcext:value-type="float">
            <text:p>0.0057641866875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922052838079" calcext:value-type="float">
            <text:p>0.000969220528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32900993446" calcext:value-type="float">
            <text:p>0.0009632900993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45556066193" calcext:value-type="float">
            <text:p>0.00017754555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11472126445" calcext:value-type="float">
            <text:p>0.0001775114721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ce134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ada</text:p>
          </table:table-cell>
          <table:covered-table-cell table:number-columns-repeated="2" table:style-name="ce192"/>
          <table:table-cell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3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131"/>
        <table:table-column table:style-name="co1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ce136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ce136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1" office:value-type="string" calcext:value-type="string">
            <text:p>loops</text:p>
          </table:table-cell>
          <table:table-cell/>
          <table:table-cell table:style-name="ce135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1"/>
          <table:table-cell table:style-name="ce131"/>
          <table:table-cell table:style-name="ce135" office:value-type="string" calcext:value-type="string" table:number-columns-spanned="3" table:number-rows-spanned="1">
            <text:p>svc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mlp</text:p>
          </table:table-cell>
          <table:covered-table-cell table:number-columns-repeated="2" table:style-name="ce192"/>
          <table:table-cell table:style-name="ce134"/>
          <table:table-cell table:style-name="ce135" office:value-type="string" calcext:value-type="string" table:number-columns-spanned="3" table:number-rows-spanned="1">
            <text:p>rfc</text:p>
          </table:table-cell>
          <table:covered-table-cell table:number-columns-repeated="2" table:style-name="ce192"/>
          <table:table-cell table:style-name="ce134"/>
          <table:table-cell table:style-name="ce135" office:value-type="string" calcext:value-type="string" table:number-columns-spanned="3" table:number-rows-spanned="1">
            <text:p>adaboost</text:p>
          </table:table-cell>
          <table:covered-table-cell table:number-columns-repeated="2" table:style-name="ce192"/>
          <table:table-cell table:style-name="ce131"/>
          <table:table-cell table:style-name="ce135" office:value-type="string" calcext:value-type="string" table:number-columns-spanned="3" table:number-rows-spanned="1">
            <text:p>dt</text:p>
          </table:table-cell>
          <table:covered-table-cell table:number-columns-repeated="2" table:style-name="ce192"/>
          <table:table-cell table:number-columns-repeated="998"/>
        </table:table-row>
        <table:table-row table:style-name="ro1">
          <table:table-cell/>
          <table:table-cell table:style-name="ce192" office:value-type="string" calcext:value-type="string">
            <text:p>K</text:p>
          </table:table-cell>
          <table:table-cell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4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4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style-name="ce131"/>
          <table:table-cell table:style-name="ce192" office:value-type="string" calcext:value-type="string">
            <text:p>loop</text:p>
          </table:table-cell>
          <table:table-cell table:style-name="ce192" office:value-type="string" calcext:value-type="string">
            <text:p>rank</text:p>
          </table:table-cell>
          <table:table-cell table:style-name="ce192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136"/>
          <table:table-cell table:style-name="ce134" office:value-type="float" office:value="0" calcext:value-type="float">
            <text:p>0</text:p>
          </table:table-cell>
          <table:table-cell table:style-name="ce136"/>
          <table:table-cell table:style-name="ce134" table:number-columns-repeated="23"/>
          <table:table-cell table:style-name="ce136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137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137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137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137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137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137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137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137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137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137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137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137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137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137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137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137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137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137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137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137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137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137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137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137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137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137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137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BT.X5:BT.Z19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CG.X4:CG.Z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FT.X5:FT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LU.X5:LU.Z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MG.L4:MG.N3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3:33:24.124763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4-07T20:45:03.528677234</dc:date>
    <meta:editing-duration>P11DT4H20M34S</meta:editing-duration>
    <meta:editing-cycles>590</meta:editing-cycles>
    <meta:generator>LibreOffice/6.1.4.2$Linux_X86_64 LibreOffice_project/10$Build-2</meta:generator>
    <meta:document-statistic meta:table-count="15" meta:cell-count="762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28cm" svg:height="13.768cm" xlink:href=".." xlink:type="simple" chart:class="chart:line" chart:style-name="ch1">
        <chart:title svg:x="12.65cm" svg:y="0.411cm" chart:style-name="ch2">
          <text:p>CG</text:p>
        </chart:title>
        <chart:legend chart:legend-position="end" svg:x="23.058cm" svg:y="4.842cm" style:legend-expansion="high" chart:style-name="ch3"/>
        <chart:plot-area chart:style-name="ch4" table:cell-range-address="'K-plot'.G3:'K-plot'.O3 'K-plot'.G12:'K-plot'.O19" chart:data-source-has-labels="both" svg:x="1.533cm" svg:y="1.465cm" svg:width="21.003cm" svg:height="11.047cm">
          <chartooo:coordinate-region svg:x="2.154cm" svg:y="1.664cm" svg:width="20.196cm" svg:height="10.201cm"/>
          <chart:axis chart:dimension="x" chart:name="primary-x" chart:style-name="ch5" chartooo:axis-type="auto">
            <chartooo:date-scale/>
            <chart:title svg:x="11.58cm" svg:y="12.78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88cm" chart:style-name="ch7">
              <text:p>runtime</text:p>
            </chart:title>
            <chart:grid chart:style-name="ch8" chart:class="major"/>
          </chart:axis>
          <chart:series chart:style-name="ch9" chart:values-cell-range-address="'K-plot'.G12:'K-plot'.O12" loext:label-string="profile" chart:class="chart:line">
            <chart:data-point chart:repeated="9"/>
          </chart:series>
          <chart:series chart:style-name="ch10" chart:values-cell-range-address="'K-plot'.G13:'K-plot'.O13" loext:label-string="svc" chart:class="chart:line">
            <chart:data-point chart:repeated="9"/>
          </chart:series>
          <chart:series chart:style-name="ch11" chart:values-cell-range-address="'K-plot'.G14:'K-plot'.O14" loext:label-string="mlp" chart:class="chart:line">
            <chart:data-point chart:repeated="9"/>
          </chart:series>
          <chart:series chart:style-name="ch12" chart:values-cell-range-address="'K-plot'.G15:'K-plot'.O15" loext:label-string="rfc" chart:class="chart:line">
            <chart:data-point chart:repeated="9"/>
          </chart:series>
          <chart:series chart:style-name="ch13" chart:values-cell-range-address="'K-plot'.G16:'K-plot'.O16" loext:label-string="ada" chart:class="chart:line">
            <chart:data-point chart:repeated="9"/>
          </chart:series>
          <chart:series chart:style-name="ch14" chart:values-cell-range-address="'K-plot'.G17:'K-plot'.O17" loext:label-string="dt" chart:class="chart:line">
            <chart:data-point chart:repeated="9"/>
          </chart:series>
          <chart:series chart:style-name="ch15" chart:values-cell-range-address="'K-plot'.G18:'K-plot'.O18" loext:label-string="serial" chart:class="chart:line">
            <chart:data-point chart:repeated="9"/>
          </chart:series>
          <chart:series chart:style-name="ch16" chart:values-cell-range-address="'K-plot'.G19:'K-plot'.O1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69.97">
                <text:p>69.97</text:p>
                <draw:g>
                  <svg:desc>'K-plot'.G12:'K-plot'.O12</svg:desc>
                </draw:g>
              </table:table-cell>
              <table:table-cell office:value-type="float" office:value="69.623">
                <text:p>69.623</text:p>
                <draw:g>
                  <svg:desc>'K-plot'.G13:'K-plot'.O13</svg:desc>
                </draw:g>
              </table:table-cell>
              <table:table-cell office:value-type="float" office:value="72.501">
                <text:p>72.501</text:p>
                <draw:g>
                  <svg:desc>'K-plot'.G14:'K-plot'.O14</svg:desc>
                </draw:g>
              </table:table-cell>
              <table:table-cell office:value-type="float" office:value="69.842">
                <text:p>69.842</text:p>
                <draw:g>
                  <svg:desc>'K-plot'.G15:'K-plot'.O15</svg:desc>
                </draw:g>
              </table:table-cell>
              <table:table-cell office:value-type="float" office:value="66.779">
                <text:p>66.779</text:p>
                <draw:g>
                  <svg:desc>'K-plot'.G16:'K-plot'.O16</svg:desc>
                </draw:g>
              </table:table-cell>
              <table:table-cell office:value-type="float" office:value="67.567">
                <text:p>67.567</text:p>
                <draw:g>
                  <svg:desc>'K-plot'.G17:'K-plot'.O17</svg:desc>
                </draw:g>
              </table:table-cell>
              <table:table-cell office:value-type="float" office:value="73.4183333333333">
                <text:p>73.4183333333333</text:p>
                <draw:g>
                  <svg:desc>'K-plot'.G18:'K-plot'.O18</svg:desc>
                </draw:g>
              </table:table-cell>
              <table:table-cell office:value-type="float" office:value="19.7696666666667">
                <text:p>19.7696666666667</text:p>
                <draw:g>
                  <svg:desc>'K-plot'.G19:'K-plot'.O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23cm" svg:height="13.051cm" xlink:href=".." xlink:type="simple" chart:class="chart:line" chart:style-name="ch1">
        <chart:title svg:x="11.267cm" svg:y="0.397cm" chart:style-name="ch2">
          <text:p>FT</text:p>
        </chart:title>
        <chart:legend chart:legend-position="end" svg:x="20.16cm" svg:y="4.483cm" style:legend-expansion="high" chart:style-name="ch3"/>
        <chart:plot-area chart:style-name="ch4" table:cell-range-address="'K-plot'.G3:'K-plot'.O3 'K-plot'.G32:'K-plot'.O39" chart:data-source-has-labels="both" svg:x="1.475cm" svg:y="1.437cm" svg:width="18.221cm" svg:height="10.372cm">
          <chartooo:coordinate-region svg:x="2.096cm" svg:y="1.636cm" svg:width="17.413cm" svg:height="9.526cm"/>
          <chart:axis chart:dimension="x" chart:name="primary-x" chart:style-name="ch5" chartooo:axis-type="auto">
            <chartooo:date-scale/>
            <chart:title svg:x="10.131cm" svg:y="12.0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223cm" chart:style-name="ch7">
              <text:p>runtime</text:p>
            </chart:title>
            <chart:grid chart:style-name="ch8" chart:class="major"/>
          </chart:axis>
          <chart:series chart:style-name="ch9" chart:values-cell-range-address="'K-plot'.G32:'K-plot'.O32" loext:label-string="profile" chart:class="chart:line">
            <chart:data-point chart:repeated="9"/>
          </chart:series>
          <chart:series chart:style-name="ch10" chart:values-cell-range-address="'K-plot'.G33:'K-plot'.O33" loext:label-string="svc" chart:class="chart:line">
            <chart:data-point chart:repeated="9"/>
          </chart:series>
          <chart:series chart:style-name="ch11" chart:values-cell-range-address="'K-plot'.G34:'K-plot'.O34" loext:label-string="mlp" chart:class="chart:line">
            <chart:data-point chart:repeated="9"/>
          </chart:series>
          <chart:series chart:style-name="ch12" chart:values-cell-range-address="'K-plot'.G35:'K-plot'.O35" loext:label-string="rfc" chart:class="chart:line">
            <chart:data-point chart:repeated="9"/>
          </chart:series>
          <chart:series chart:style-name="ch13" chart:values-cell-range-address="'K-plot'.G36:'K-plot'.O36" loext:label-string="ada" chart:class="chart:line">
            <chart:data-point chart:repeated="9"/>
          </chart:series>
          <chart:series chart:style-name="ch14" chart:values-cell-range-address="'K-plot'.G37:'K-plot'.O37" loext:label-string="dt" chart:class="chart:line">
            <chart:data-point chart:repeated="9"/>
          </chart:series>
          <chart:series chart:style-name="ch15" chart:values-cell-range-address="'K-plot'.G38:'K-plot'.O38" loext:label-string="serial" chart:class="chart:line">
            <chart:data-point chart:repeated="9"/>
          </chart:series>
          <chart:series chart:style-name="ch16" chart:values-cell-range-address="'K-plot'.G39:'K-plot'.O3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38.297">
                <text:p>38.297</text:p>
                <draw:g>
                  <svg:desc>'K-plot'.G32:'K-plot'.O32</svg:desc>
                </draw:g>
              </table:table-cell>
              <table:table-cell office:value-type="float" office:value="36.904">
                <text:p>36.904</text:p>
                <draw:g>
                  <svg:desc>'K-plot'.G33:'K-plot'.O33</svg:desc>
                </draw:g>
              </table:table-cell>
              <table:table-cell office:value-type="float" office:value="37.548">
                <text:p>37.548</text:p>
                <draw:g>
                  <svg:desc>'K-plot'.G34:'K-plot'.O34</svg:desc>
                </draw:g>
              </table:table-cell>
              <table:table-cell office:value-type="float" office:value="37.24">
                <text:p>37.24</text:p>
                <draw:g>
                  <svg:desc>'K-plot'.G35:'K-plot'.O35</svg:desc>
                </draw:g>
              </table:table-cell>
              <table:table-cell office:value-type="float" office:value="37.308">
                <text:p>37.308</text:p>
                <draw:g>
                  <svg:desc>'K-plot'.G36:'K-plot'.O36</svg:desc>
                </draw:g>
              </table:table-cell>
              <table:table-cell office:value-type="float" office:value="39.083">
                <text:p>39.083</text:p>
                <draw:g>
                  <svg:desc>'K-plot'.G37:'K-plot'.O37</svg:desc>
                </draw:g>
              </table:table-cell>
              <table:table-cell office:value-type="float" office:value="36.8096666666667">
                <text:p>36.8096666666667</text:p>
                <draw:g>
                  <svg:desc>'K-plot'.G38:'K-plot'.O38</svg:desc>
                </draw:g>
              </table:table-cell>
              <table:table-cell office:value-type="float" office:value="12.1333333333333">
                <text:p>12.1333333333333</text:p>
                <draw:g>
                  <svg:desc>'K-plot'.G39:'K-plot'.O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106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08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5cm" svg:height="13.529cm" xlink:href=".." xlink:type="simple" chart:class="chart:scatter" chart:style-name="ch1">
        <chart:title svg:x="11.391cm" svg:y="0.406cm" chart:style-name="ch2">
          <text:p>BT</text:p>
        </chart:title>
        <chart:legend chart:legend-position="end" svg:x="20.435cm" svg:y="4.722cm" style:legend-expansion="high" chart:style-name="ch3"/>
        <chart:plot-area chart:style-name="ch4" table:cell-range-address="'K-plot'.G3:'K-plot'.O11" chart:data-source-has-labels="both" svg:x="1.481cm" svg:y="1.455cm" svg:width="18.484cm" svg:height="10.823cm">
          <chartooo:coordinate-region svg:x="2.102cm" svg:y="1.654cm" svg:width="17.49cm" svg:height="9.977cm"/>
          <chart:axis chart:dimension="x" chart:name="primary-x" chart:style-name="ch5" chartooo:axis-type="auto">
            <chart:title svg:x="10.269cm" svg:y="12.548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466cm" chart:style-name="ch8">
              <text:p>runtime</text:p>
            </chart:title>
            <chart:grid chart:style-name="ch9" chart:class="major"/>
          </chart:axis>
          <chart:series chart:style-name="ch10" chart:values-cell-range-address="'K-plot'.G4:'K-plot'.O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:'K-plot'.O5" loext:label-string="svc" chart:class="chart:scatter">
            <chart:data-point chart:repeated="9"/>
          </chart:series>
          <chart:series chart:style-name="ch12" chart:values-cell-range-address="'K-plot'.G6:'K-plot'.O6" loext:label-string="mlp" chart:class="chart:scatter">
            <chart:data-point chart:repeated="9"/>
          </chart:series>
          <chart:series chart:style-name="ch13" chart:values-cell-range-address="'K-plot'.G7:'K-plot'.O7" loext:label-string="rfc" chart:class="chart:scatter">
            <chart:data-point chart:repeated="9"/>
          </chart:series>
          <chart:series chart:style-name="ch14" chart:values-cell-range-address="'K-plot'.G8:'K-plot'.O8" loext:label-string="ada" chart:class="chart:scatter">
            <chart:data-point chart:repeated="9"/>
          </chart:series>
          <chart:series chart:style-name="ch15" chart:values-cell-range-address="'K-plot'.G9:'K-plot'.O9" loext:label-string="dt" chart:class="chart:scatter">
            <chart:data-point chart:repeated="9"/>
          </chart:series>
          <chart:series chart:style-name="ch16" chart:values-cell-range-address="'K-plot'.G10:'K-plot'.O10" loext:label-string="serial" chart:class="chart:scatter">
            <chart:data-point chart:repeated="9"/>
          </chart:series>
          <chart:series chart:style-name="ch17" chart:values-cell-range-address="'K-plot'.G11:'K-plot'.O1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56.437">
                <text:p>156.437</text:p>
                <draw:g>
                  <svg:desc>'K-plot'.G4:'K-plot'.O4</svg:desc>
                </draw:g>
              </table:table-cell>
              <table:table-cell office:value-type="float" office:value="156.714">
                <text:p>156.714</text:p>
                <draw:g>
                  <svg:desc>'K-plot'.G5:'K-plot'.O5</svg:desc>
                </draw:g>
              </table:table-cell>
              <table:table-cell office:value-type="float" office:value="157.438">
                <text:p>157.438</text:p>
                <draw:g>
                  <svg:desc>'K-plot'.G6:'K-plot'.O6</svg:desc>
                </draw:g>
              </table:table-cell>
              <table:table-cell office:value-type="float" office:value="165.992">
                <text:p>165.992</text:p>
                <draw:g>
                  <svg:desc>'K-plot'.G7:'K-plot'.O7</svg:desc>
                </draw:g>
              </table:table-cell>
              <table:table-cell office:value-type="float" office:value="157.156">
                <text:p>157.156</text:p>
                <draw:g>
                  <svg:desc>'K-plot'.G8:'K-plot'.O8</svg:desc>
                </draw:g>
              </table:table-cell>
              <table:table-cell office:value-type="float" office:value="158.825">
                <text:p>158.825</text:p>
                <draw:g>
                  <svg:desc>'K-plot'.G9:'K-plot'.O9</svg:desc>
                </draw:g>
              </table:table-cell>
              <table:table-cell office:value-type="float" office:value="184.471333333333">
                <text:p>184.471333333333</text:p>
                <draw:g>
                  <svg:desc>'K-plot'.G10:'K-plot'.O10</svg:desc>
                </draw:g>
              </table:table-cell>
              <table:table-cell office:value-type="float" office:value="57.362">
                <text:p>57.362</text:p>
                <draw:g>
                  <svg:desc>'K-plot'.G11:'K-plot'.O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